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GBold" svg:font-family="CGBold, Muli, sans-serif"/>
    <style:font-face style:name="Consolas" svg:font-family="Consolas, 'Liberation Mono', Courier, monospace"/>
    <style:font-face style:name="Open Sans" svg:font-family="'Open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justify" style:justify-single-word="false"/>
      <style:text-properties style:font-name="Liberation Serif"/>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use-window-font-color="true" style:font-name="Liberation Serif" fo:font-size="12pt"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style>
    <style:style style:name="P6"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style>
    <style:style style:name="P7" style:family="paragraph" style:parent-style-name="Heading_20_1">
      <style:text-properties fo:font-variant="normal" fo:text-transform="none" fo:color="#3a89c9" style:font-name="CGBold" fo:font-size="12pt" fo:letter-spacing="normal" fo:font-style="normal" fo:font-weight="bold" fo:padding="0cm" fo:border="none"/>
    </style:style>
    <style:style style:name="P8" style:family="paragraph" style:parent-style-name="Quotations">
      <style:paragraph-properties fo:margin-left="1cm" fo:margin-right="1cm" fo:margin-top="0cm" fo:margin-bottom="0cm" style:contextual-spacing="false" fo:line-height="160%" fo:orphans="2" fo:widows="2" fo:text-indent="0cm" style:auto-text-indent="false" fo:padding="0cm" fo:border="none"/>
    </style:style>
    <style:style style:name="P9" style:family="paragraph" style:parent-style-name="Heading_20_2">
      <style:paragraph-properties fo:margin-top="0cm" fo:margin-bottom="0cm" style:contextual-spacing="false" fo:line-height="140%" fo:orphans="2" fo:widows="2" fo:padding="0cm" fo:border="none"/>
      <style:text-properties fo:font-variant="normal" fo:text-transform="none" fo:color="#3a89c9" style:font-name="CGBold" fo:font-size="12pt" fo:letter-spacing="normal" fo:font-style="normal" fo:font-weight="bold" fo:padding="0cm" fo:border="none"/>
    </style:style>
    <style:style style:name="P10" style:family="paragraph" style:parent-style-name="Heading_20_2">
      <style:paragraph-properties fo:margin-top="0cm" fo:margin-bottom="0cm" style:contextual-spacing="false" fo:line-height="140%" fo:text-align="justify" style:justify-single-word="false" fo:orphans="2" fo:widows="2" fo:padding="0cm" fo:border="none"/>
      <style:text-properties fo:font-variant="normal" fo:text-transform="none" style:use-window-font-color="true" style:font-name="Liberation Serif" fo:font-size="12pt" fo:letter-spacing="normal" fo:font-style="normal" fo:font-weight="bold" fo:background-color="transparent" style:font-size-asian="12pt" style:font-size-complex="12pt" fo:padding="0cm" fo:border="none"/>
    </style:style>
    <style:style style:name="P11"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style:style style:name="P12"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3" style:family="paragraph" style:parent-style-name="Preformatted_20_Text">
      <style:paragraph-properties fo:margin-top="0cm" fo:margin-bottom="0cm" style:contextual-spacing="false" fo:text-align="justify" style:justify-single-word="false" fo:orphans="2" fo:widows="2" fo:padding="0cm" fo:border="none"/>
    </style:style>
    <style:style style:name="P14" style:family="paragraph" style:parent-style-name="Preformatted_20_Text">
      <style:paragraph-properties fo:margin-top="0cm" fo:margin-bottom="0cm" style:contextual-spacing="false" fo:text-align="justify" style:justify-single-word="false" fo:orphans="2" fo:widows="2" fo:padding="0cm" fo:border="none"/>
      <style:text-properties style:use-window-font-color="true" style:font-name="Liberation Serif" fo:font-size="12pt" fo:background-color="transparent" style:font-size-asian="12pt" style:font-size-complex="12pt"/>
    </style:style>
    <style:style style:name="P15" style:family="paragraph" style:parent-style-name="Heading_20_3">
      <style:paragraph-properties fo:margin-top="0cm" fo:margin-bottom="0cm" style:contextual-spacing="false" fo:line-height="140%" fo:orphans="2" fo:widows="2" fo:padding="0cm" fo:border="none"/>
      <style:text-properties fo:font-variant="normal" fo:text-transform="none" fo:color="#3a89c9" style:font-name="CGBold" fo:font-size="12pt" fo:letter-spacing="normal" fo:font-style="normal" fo:font-weight="bold" fo:padding="0cm" fo:border="none"/>
    </style:style>
    <style:style style:name="P16" style:family="paragraph" style:parent-style-name="Heading_20_4">
      <style:paragraph-properties fo:margin-top="0cm" fo:margin-bottom="0cm" style:contextual-spacing="false" fo:line-height="140%" fo:orphans="2" fo:widows="2" fo:padding="0cm" fo:border="none"/>
      <style:text-properties fo:font-variant="normal" fo:text-transform="none" fo:color="#3a89c9" style:font-name="CGBold" fo:font-size="12pt" fo:letter-spacing="normal" fo:font-style="normal" fo:font-weight="bold" fo:padding="0cm" fo:border="none"/>
    </style:style>
    <style:style style:name="T1" style:family="text">
      <style:text-properties fo:font-variant="normal" fo:text-transform="none" fo:color="#6f6f6f" style:font-name="Open Sans" fo:font-size="12pt" fo:letter-spacing="normal" fo:font-style="normal" fo:font-weight="normal" fo:padding="0cm" fo:border="none"/>
    </style:style>
    <style:style style:name="T2" style:family="text">
      <style:text-properties fo:font-variant="normal" fo:text-transform="none" fo:color="#3a89c9" style:text-line-through-style="none" style:text-line-through-type="none" style:font-name="Open Sans" fo:font-size="12pt" fo:letter-spacing="normal" fo:font-style="normal" style:text-underline-style="none" fo:font-weight="normal" style:text-blinking="false" fo:background-color="transparent" loext:char-shading-value="0" fo:padding="0cm" fo:border="none"/>
    </style:style>
    <style:style style:name="T3" style:family="text">
      <style:text-properties fo:font-variant="normal" fo:text-transform="none" fo:color="#3a89c9" style:text-line-through-style="none" style:text-line-through-type="none" fo:font-size="12pt" fo:letter-spacing="normal" fo:font-style="normal" style:text-underline-style="none" fo:font-weight="normal" style:text-blinking="false" fo:background-color="transparent" loext:char-shading-value="0" fo:padding="0cm" fo:border="none"/>
    </style:style>
    <style:style style:name="T4" style:family="text">
      <style:text-properties fo:font-variant="normal" fo:text-transform="none" fo:color="#3a89c9" style:text-line-through-style="none" style:text-line-through-type="none" style:font-name="Liberation Serif" fo:font-size="12pt" fo:letter-spacing="normal" fo:font-style="normal" style:text-underline-style="none" fo:font-weight="normal" style:text-blinking="false" fo:background-color="transparent" loext:char-shading-value="0" fo:padding="0cm" fo:border="none"/>
    </style:style>
    <style:style style:name="T5" style:family="text">
      <style:text-properties fo:font-variant="normal" fo:text-transform="none" fo:color="#3a89c9"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fo:padding="0cm" fo:border="none"/>
    </style:style>
    <style:style style:name="T6" style:family="text">
      <style:text-properties fo:font-variant="normal" fo:text-transform="none" fo:color="#3a89c9" style:text-line-through-style="none" style:text-line-through-type="none" style:font-name="Liberation Serif" fo:letter-spacing="normal" fo:font-style="normal" style:text-underline-style="none" fo:font-weight="normal" style:text-blinking="false" fo:background-color="transparent" loext:char-shading-value="0" fo:padding="0cm" fo:border="none"/>
    </style:style>
    <style:style style:name="T7" style:family="text">
      <style:text-properties fo:font-variant="normal" fo:text-transform="none" fo:color="#222222" style:font-name="Open Sans" fo:font-size="12pt" fo:letter-spacing="normal" fo:font-style="normal" fo:font-weight="normal" fo:padding="0cm" fo:border="none"/>
    </style:style>
    <style:style style:name="T8" style:family="text">
      <style:text-properties fo:font-variant="normal" fo:text-transform="none" fo:color="#222222" style:font-name="Open Sans" fo:font-size="12pt" fo:letter-spacing="normal" fo:font-style="normal" fo:font-weight="bold" fo:padding="0cm" fo:border="none"/>
    </style:style>
    <style:style style:name="T9" style:family="text">
      <style:text-properties fo:font-variant="normal" fo:text-transform="none" fo:color="#222222" style:font-name="Open Sans" fo:font-size="12pt" fo:letter-spacing="normal" fo:font-style="italic" fo:font-weight="normal" fo:padding="0cm" fo:border="none"/>
    </style:style>
    <style:style style:name="T10" style:family="text">
      <style:text-properties fo:font-variant="normal" fo:text-transform="none" fo:color="#222222" fo:font-size="12pt" fo:letter-spacing="normal" fo:font-style="normal" fo:font-weight="normal" fo:padding="0cm" fo:border="none"/>
    </style:style>
    <style:style style:name="T11" style:family="text">
      <style:text-properties fo:font-variant="normal" fo:text-transform="none" fo:color="#222222" fo:font-size="12pt" fo:letter-spacing="normal" fo:font-style="normal" fo:font-weight="bold" fo:padding="0cm" fo:border="none"/>
    </style:style>
    <style:style style:name="T12" style:family="text">
      <style:text-properties fo:font-variant="normal" fo:text-transform="none" fo:color="#222222" fo:font-size="12pt" fo:letter-spacing="normal" fo:font-style="italic" fo:font-weight="normal" fo:padding="0cm" fo:border="none"/>
    </style:style>
    <style:style style:name="T13" style:family="text">
      <style:text-properties fo:font-variant="normal" fo:text-transform="none" fo:color="#222222" style:font-name="Liberation Serif" fo:font-size="12pt" fo:letter-spacing="normal" fo:font-style="normal" fo:font-weight="normal" fo:padding="0cm" fo:border="none"/>
    </style:style>
    <style:style style:name="T14" style:family="text">
      <style:text-properties fo:font-variant="normal" fo:text-transform="none" fo:color="#222222" style:font-name="Liberation Serif" fo:font-size="12pt" fo:letter-spacing="normal" fo:font-style="normal" fo:font-weight="normal" style:font-size-asian="12pt" style:font-size-complex="12pt" fo:padding="0cm" fo:border="none"/>
    </style:style>
    <style:style style:name="T15" style:family="text">
      <style:text-properties fo:font-variant="normal" fo:text-transform="none" fo:color="#222222" style:font-name="Liberation Serif" fo:font-size="12pt" fo:letter-spacing="normal" fo:font-style="normal" fo:font-weight="normal" fo:background-color="transparent" loext:char-shading-value="0" fo:padding="0cm" fo:border="none"/>
    </style:style>
    <style:style style:name="T16" style:family="text">
      <style:text-properties fo:font-variant="normal" fo:text-transform="none" fo:color="#222222" style:font-name="Liberation Serif" fo:font-size="12pt" fo:letter-spacing="normal" fo:font-style="normal" fo:font-weight="bold" fo:padding="0cm" fo:border="none"/>
    </style:style>
    <style:style style:name="T17" style:family="text">
      <style:text-properties fo:font-variant="normal" fo:text-transform="none" fo:color="#222222" style:font-name="Liberation Serif" fo:font-size="12pt" fo:letter-spacing="normal" fo:font-style="normal" fo:font-weight="bold" style:font-size-asian="12pt" style:font-size-complex="12pt" fo:padding="0cm" fo:border="none"/>
    </style:style>
    <style:style style:name="T18" style:family="text">
      <style:text-properties fo:font-variant="normal" fo:text-transform="none" fo:color="#222222" style:font-name="Liberation Serif" fo:font-size="12pt" fo:letter-spacing="normal" fo:font-style="normal" fo:font-weight="bold" fo:background-color="transparent" loext:char-shading-value="0" fo:padding="0cm" fo:border="none"/>
    </style:style>
    <style:style style:name="T19" style:family="text">
      <style:text-properties fo:font-variant="normal" fo:text-transform="none" fo:color="#222222" style:font-name="Liberation Serif" fo:font-size="12pt" fo:letter-spacing="normal" fo:font-style="italic" fo:font-weight="normal" fo:padding="0cm" fo:border="none"/>
    </style:style>
    <style:style style:name="T20" style:family="text">
      <style:text-properties fo:font-variant="normal" fo:text-transform="none" fo:color="#222222" style:font-name="Liberation Serif" fo:font-size="12pt" fo:letter-spacing="normal" fo:font-style="italic" fo:font-weight="normal" style:font-size-asian="12pt" style:font-size-complex="12pt" fo:padding="0cm" fo:border="none"/>
    </style:style>
    <style:style style:name="T21" style:family="text">
      <style:text-properties fo:font-variant="normal" fo:text-transform="none" fo:color="#222222" style:font-name="Liberation Serif" fo:letter-spacing="normal" fo:font-style="normal" fo:font-weight="normal" fo:padding="0cm" fo:border="none"/>
    </style:style>
    <style:style style:name="T22" style:family="text">
      <style:text-properties fo:font-variant="normal" fo:text-transform="none" fo:color="#222222" style:font-name="Liberation Serif" fo:letter-spacing="normal" fo:font-style="normal" fo:font-weight="bold" fo:padding="0cm" fo:border="none"/>
    </style:style>
    <style:style style:name="T23" style:family="text">
      <style:text-properties fo:font-variant="normal" fo:text-transform="none" fo:color="#222222" style:font-name="Liberation Serif" fo:letter-spacing="normal" fo:font-style="italic" fo:font-weight="normal" fo:padding="0cm" fo:border="none"/>
    </style:style>
    <style:style style:name="T24" style:family="text">
      <style:text-properties fo:font-variant="normal" fo:text-transform="none" fo:color="#333333" style:font-name="Consolas" fo:font-size="12pt" fo:letter-spacing="normal" fo:font-style="normal" fo:font-weight="normal" fo:background-color="#f8f8f8" loext:char-shading-value="0" fo:padding="0.049cm" fo:border="0.74pt solid #dfdfdf"/>
    </style:style>
    <style:style style:name="T25" style:family="text">
      <style:text-properties fo:font-variant="normal" fo:text-transform="none" fo:color="#333333" fo:font-size="12pt" fo:letter-spacing="normal" fo:font-style="normal" fo:font-weight="normal" fo:background-color="#f8f8f8" loext:char-shading-value="0" fo:padding="0.049cm" fo:border="0.74pt solid #dfdfdf"/>
    </style:style>
    <style:style style:name="T26" style:family="text">
      <style:text-properties fo:font-variant="normal" fo:text-transform="none" fo:color="#333333" style:font-name="Liberation Serif" fo:font-size="12pt" fo:letter-spacing="normal" fo:font-style="normal" fo:font-weight="normal" fo:background-color="#f8f8f8" loext:char-shading-value="0" fo:padding="0.049cm" fo:border="0.74pt solid #dfdfdf"/>
    </style:style>
    <style:style style:name="T27" style:family="text">
      <style:text-properties fo:font-variant="normal" fo:text-transform="none" fo:color="#333333" style:font-name="Liberation Serif" fo:font-size="12pt" fo:letter-spacing="normal" fo:font-style="normal" fo:font-weight="normal" fo:background-color="#f8f8f8" loext:char-shading-value="0" style:font-size-asian="12pt" style:font-size-complex="12pt" fo:padding="0.049cm" fo:border="0.74pt solid #dfdfdf"/>
    </style:style>
    <style:style style:name="T28" style:family="text">
      <style:text-properties fo:font-variant="normal" fo:text-transform="none" fo:color="#333333" style:font-name="Liberation Serif" fo:font-size="12pt" fo:letter-spacing="normal" fo:font-style="normal" fo:font-weight="normal" fo:padding="0.049cm" fo:border="0.74pt solid #dfdfdf"/>
    </style:style>
    <style:style style:name="T29" style:family="text">
      <style:text-properties fo:font-variant="normal" fo:text-transform="none" fo:color="#333333" style:font-name="Liberation Serif" fo:font-size="12pt" fo:letter-spacing="normal" fo:font-style="normal" fo:font-weight="normal" fo:background-color="transparent" loext:char-shading-value="0" fo:padding="0.049cm" fo:border="0.74pt solid #dfdfdf"/>
    </style:style>
    <style:style style:name="T30" style:family="text">
      <style:text-properties fo:font-variant="normal" fo:text-transform="none" fo:color="#333333" style:font-name="Liberation Serif" fo:letter-spacing="normal" fo:font-style="normal" fo:font-weight="normal" fo:background-color="#f8f8f8" loext:char-shading-value="0" fo:padding="0.049cm" fo:border="0.74pt solid #dfdfdf"/>
    </style:style>
    <style:style style:name="T31" style:family="text">
      <style:text-properties fo:font-variant="normal" fo:text-transform="none" fo:color="#f8f8f2" style:font-name="Consolas" fo:font-size="12pt" fo:letter-spacing="normal" fo:font-style="normal" fo:font-weight="normal" fo:background-color="#23222d" loext:char-shading-value="0" fo:padding="0.049cm" fo:border="0.74pt solid #dfdfdf"/>
    </style:style>
    <style:style style:name="T32" style:family="text">
      <style:text-properties fo:font-variant="normal" fo:text-transform="none" fo:color="#f8f8f2" fo:letter-spacing="normal" fo:background-color="#23222d" loext:char-shading-value="0" fo:padding="0.049cm" fo:border="0.74pt solid #dfdfdf"/>
    </style:style>
    <style:style style:name="T33" style:family="text">
      <style:text-properties fo:font-variant="normal" fo:text-transform="none" fo:color="#f8f8f2" fo:font-size="12pt" fo:letter-spacing="normal" fo:font-style="normal" fo:font-weight="normal" fo:background-color="#23222d" loext:char-shading-value="0" fo:padding="0.049cm" fo:border="0.74pt solid #dfdfdf"/>
    </style:style>
    <style:style style:name="T34" style:family="text">
      <style:text-properties fo:font-variant="normal" fo:text-transform="none" fo:color="#f8f8f2" style:font-name="Liberation Serif" fo:font-size="12pt" fo:letter-spacing="normal" fo:font-style="normal" fo:font-weight="normal" fo:background-color="#23222d" loext:char-shading-value="0" fo:padding="0.049cm" fo:border="0.74pt solid #dfdfdf"/>
    </style:style>
    <style:style style:name="T35" style:family="text">
      <style:text-properties fo:font-variant="normal" fo:text-transform="none" fo:color="#f8f8f2" style:font-name="Liberation Serif" fo:font-size="12pt" fo:letter-spacing="normal" fo:font-style="normal" fo:font-weight="normal" fo:background-color="#23222d" loext:char-shading-value="0" style:font-size-asian="12pt" style:font-size-complex="12pt" fo:padding="0.049cm" fo:border="0.74pt solid #dfdfdf"/>
    </style:style>
    <style:style style:name="T36" style:family="text">
      <style:text-properties fo:font-variant="normal" fo:text-transform="none" fo:color="#f8f8f2" style:font-name="Liberation Serif" fo:font-size="12pt" fo:letter-spacing="normal" fo:font-style="normal" fo:font-weight="normal" fo:background-color="transparent" loext:char-shading-value="0" fo:padding="0.049cm" fo:border="0.74pt solid #dfdfdf"/>
    </style:style>
    <style:style style:name="T37" style:family="text">
      <style:text-properties fo:font-variant="normal" fo:text-transform="none" fo:color="#f8f8f2" style:font-name="Liberation Serif" fo:font-size="12pt" fo:letter-spacing="normal" fo:font-style="normal" fo:font-weight="normal" fo:padding="0.049cm" fo:border="0.74pt solid #dfdfdf"/>
    </style:style>
    <style:style style:name="T38" style:family="text">
      <style:text-properties fo:font-variant="normal" fo:text-transform="none" fo:color="#f8f8f2" style:font-name="Liberation Serif" fo:font-size="12pt" fo:letter-spacing="normal" fo:background-color="#23222d" loext:char-shading-value="0" style:font-size-asian="12pt" style:font-size-complex="12pt" fo:padding="0.049cm" fo:border="0.74pt solid #dfdfdf"/>
    </style:style>
    <style:style style:name="T39" style:family="text">
      <style:text-properties fo:font-variant="normal" fo:text-transform="none" fo:color="#f8f8f2" style:font-name="Liberation Serif" fo:letter-spacing="normal" fo:background-color="#23222d" loext:char-shading-value="0" fo:padding="0.049cm" fo:border="0.74pt solid #dfdfdf"/>
    </style:style>
    <style:style style:name="T40" style:family="text">
      <style:text-properties fo:font-variant="normal" fo:text-transform="none" fo:color="#f8f8f2" style:font-name="Liberation Serif" fo:letter-spacing="normal" fo:font-style="normal" fo:font-weight="normal" fo:background-color="#23222d" loext:char-shading-value="0" fo:padding="0.049cm" fo:border="0.74pt solid #dfdfdf"/>
    </style:style>
    <style:style style:name="T41" style:family="text">
      <style:text-properties fo:font-variant="normal" fo:text-transform="none" fo:color="#f8f8f2" style:font-name="Liberation Serif" fo:letter-spacing="normal" fo:padding="0.049cm" fo:border="0.74pt solid #dfdfdf"/>
    </style:style>
    <style:style style:name="T42" style:family="text">
      <style:text-properties fo:font-variant="normal" fo:text-transform="none" fo:color="#f8f8f2" style:font-name="Liberation Serif" fo:letter-spacing="normal" fo:background-color="transparent" loext:char-shading-value="0" fo:padding="0.049cm" fo:border="0.74pt solid #dfdfdf"/>
    </style:style>
    <style:style style:name="T43" style:family="text">
      <style:text-properties fo:font-variant="normal" fo:text-transform="none" fo:color="#f92672" style:font-name="Consolas" fo:font-size="12pt" fo:letter-spacing="normal" fo:font-style="normal" fo:font-weight="normal" fo:background-color="#23222d" loext:char-shading-value="0" fo:padding="0.049cm" fo:border="0.74pt solid #dfdfdf"/>
    </style:style>
    <style:style style:name="T44" style:family="text">
      <style:text-properties fo:font-variant="normal" fo:text-transform="none" fo:color="#f92672" fo:font-size="12pt" fo:letter-spacing="normal" fo:font-style="normal" fo:font-weight="normal" fo:background-color="#23222d" loext:char-shading-value="0" fo:padding="0.049cm" fo:border="0.74pt solid #dfdfdf"/>
    </style:style>
    <style:style style:name="T45" style:family="text">
      <style:text-properties fo:font-variant="normal" fo:text-transform="none" fo:color="#f92672" style:font-name="Liberation Serif" fo:font-size="12pt" fo:letter-spacing="normal" fo:font-style="normal" fo:font-weight="normal" fo:background-color="#23222d" loext:char-shading-value="0" fo:padding="0.049cm" fo:border="0.74pt solid #dfdfdf"/>
    </style:style>
    <style:style style:name="T46" style:family="text">
      <style:text-properties fo:font-variant="normal" fo:text-transform="none" fo:color="#f92672" style:font-name="Liberation Serif" fo:font-size="12pt" fo:letter-spacing="normal" fo:font-style="normal" fo:font-weight="normal" fo:background-color="#23222d" loext:char-shading-value="0" style:font-size-asian="12pt" style:font-size-complex="12pt" fo:padding="0.049cm" fo:border="0.74pt solid #dfdfdf"/>
    </style:style>
    <style:style style:name="T47" style:family="text">
      <style:text-properties fo:font-variant="normal" fo:text-transform="none" fo:color="#f92672" style:font-name="Liberation Serif" fo:font-size="12pt" fo:letter-spacing="normal" fo:font-style="normal" fo:font-weight="normal" fo:background-color="transparent" loext:char-shading-value="0" fo:padding="0.049cm" fo:border="0.74pt solid #dfdfdf"/>
    </style:style>
    <style:style style:name="T48" style:family="text">
      <style:text-properties fo:font-variant="normal" fo:text-transform="none" fo:color="#f92672" style:font-name="Liberation Serif" fo:font-size="12pt" fo:letter-spacing="normal" fo:font-style="normal" fo:font-weight="normal" fo:padding="0.049cm" fo:border="0.74pt solid #dfdfdf"/>
    </style:style>
    <style:style style:name="T49" style:family="text">
      <style:text-properties fo:font-variant="normal" fo:text-transform="none" fo:color="#f92672" style:font-name="Liberation Serif" fo:letter-spacing="normal" fo:font-style="normal" fo:font-weight="normal" fo:background-color="#23222d" loext:char-shading-value="0" fo:padding="0.049cm" fo:border="0.74pt solid #dfdfdf"/>
    </style:style>
    <style:style style:name="T50" style:family="text">
      <style:text-properties fo:font-variant="normal" fo:text-transform="none" fo:color="#ae81ff" style:font-name="Consolas" fo:font-size="12pt" fo:letter-spacing="normal" fo:font-style="normal" fo:font-weight="normal" fo:background-color="#23222d" loext:char-shading-value="0" fo:padding="0.049cm" fo:border="0.74pt solid #dfdfdf"/>
    </style:style>
    <style:style style:name="T51" style:family="text">
      <style:text-properties fo:font-variant="normal" fo:text-transform="none" fo:color="#ae81ff" fo:font-size="12pt" fo:letter-spacing="normal" fo:font-style="normal" fo:font-weight="normal" fo:background-color="#23222d" loext:char-shading-value="0" fo:padding="0.049cm" fo:border="0.74pt solid #dfdfdf"/>
    </style:style>
    <style:style style:name="T52" style:family="text">
      <style:text-properties fo:font-variant="normal" fo:text-transform="none" fo:color="#ae81ff" style:font-name="Liberation Serif" fo:font-size="12pt" fo:letter-spacing="normal" fo:font-style="normal" fo:font-weight="normal" fo:background-color="#23222d" loext:char-shading-value="0" fo:padding="0.049cm" fo:border="0.74pt solid #dfdfdf"/>
    </style:style>
    <style:style style:name="T53" style:family="text">
      <style:text-properties fo:font-variant="normal" fo:text-transform="none" fo:color="#ae81ff" style:font-name="Liberation Serif" fo:font-size="12pt" fo:letter-spacing="normal" fo:font-style="normal" fo:font-weight="normal" fo:background-color="#23222d" loext:char-shading-value="0" style:font-size-asian="12pt" style:font-size-complex="12pt" fo:padding="0.049cm" fo:border="0.74pt solid #dfdfdf"/>
    </style:style>
    <style:style style:name="T54" style:family="text">
      <style:text-properties fo:font-variant="normal" fo:text-transform="none" fo:color="#ae81ff" style:font-name="Liberation Serif" fo:letter-spacing="normal" fo:font-style="normal" fo:font-weight="normal" fo:background-color="#23222d" loext:char-shading-value="0" fo:padding="0.049cm" fo:border="0.74pt solid #dfdfdf"/>
    </style:style>
    <style:style style:name="T55" style:family="text">
      <style:text-properties fo:font-variant="normal" fo:text-transform="none" fo:color="#75715e" style:font-name="Consolas" fo:font-size="12pt" fo:letter-spacing="normal" fo:font-style="normal" fo:font-weight="normal" fo:background-color="#23222d" loext:char-shading-value="0" fo:padding="0.049cm" fo:border="0.74pt solid #dfdfdf"/>
    </style:style>
    <style:style style:name="T56" style:family="text">
      <style:text-properties fo:font-variant="normal" fo:text-transform="none" fo:color="#75715e" fo:font-size="12pt" fo:letter-spacing="normal" fo:font-style="normal" fo:font-weight="normal" fo:background-color="#23222d" loext:char-shading-value="0" fo:padding="0.049cm" fo:border="0.74pt solid #dfdfdf"/>
    </style:style>
    <style:style style:name="T57" style:family="text">
      <style:text-properties fo:font-variant="normal" fo:text-transform="none" fo:color="#75715e" style:font-name="Liberation Serif" fo:font-size="12pt" fo:letter-spacing="normal" fo:font-style="normal" fo:font-weight="normal" fo:background-color="#23222d" loext:char-shading-value="0" fo:padding="0.049cm" fo:border="0.74pt solid #dfdfdf"/>
    </style:style>
    <style:style style:name="T58" style:family="text">
      <style:text-properties fo:font-variant="normal" fo:text-transform="none" fo:color="#75715e" style:font-name="Liberation Serif" fo:font-size="12pt" fo:letter-spacing="normal" fo:font-style="normal" fo:font-weight="normal" fo:background-color="#23222d" loext:char-shading-value="0" style:font-size-asian="12pt" style:font-size-complex="12pt" fo:padding="0.049cm" fo:border="0.74pt solid #dfdfdf"/>
    </style:style>
    <style:style style:name="T59" style:family="text">
      <style:text-properties fo:font-variant="normal" fo:text-transform="none" fo:color="#75715e" style:font-name="Liberation Serif" fo:font-size="12pt" fo:letter-spacing="normal" fo:font-style="normal" fo:font-weight="normal" fo:padding="0.049cm" fo:border="0.74pt solid #dfdfdf"/>
    </style:style>
    <style:style style:name="T60" style:family="text">
      <style:text-properties fo:font-variant="normal" fo:text-transform="none" fo:color="#75715e" style:font-name="Liberation Serif" fo:font-size="12pt" fo:letter-spacing="normal" fo:font-style="normal" fo:font-weight="normal" fo:background-color="transparent" loext:char-shading-value="0" fo:padding="0.049cm" fo:border="0.74pt solid #dfdfdf"/>
    </style:style>
    <style:style style:name="T61" style:family="text">
      <style:text-properties fo:font-variant="normal" fo:text-transform="none" fo:color="#75715e" style:font-name="Liberation Serif" fo:letter-spacing="normal" fo:font-style="normal" fo:font-weight="normal" fo:background-color="#23222d" loext:char-shading-value="0" fo:padding="0.049cm" fo:border="0.74pt solid #dfdfdf"/>
    </style:style>
    <style:style style:name="T62" style:family="text">
      <style:text-properties fo:font-variant="normal" fo:text-transform="none" fo:color="#e6db74" style:font-name="Consolas" fo:font-size="12pt" fo:letter-spacing="normal" fo:font-style="normal" fo:font-weight="normal" fo:background-color="#23222d" loext:char-shading-value="0" fo:padding="0.049cm" fo:border="0.74pt solid #dfdfdf"/>
    </style:style>
    <style:style style:name="T63" style:family="text">
      <style:text-properties fo:font-variant="normal" fo:text-transform="none" fo:color="#e6db74" fo:font-size="12pt" fo:letter-spacing="normal" fo:font-style="normal" fo:font-weight="normal" fo:background-color="#23222d" loext:char-shading-value="0" fo:padding="0.049cm" fo:border="0.74pt solid #dfdfdf"/>
    </style:style>
    <style:style style:name="T64" style:family="text">
      <style:text-properties fo:font-variant="normal" fo:text-transform="none" fo:color="#e6db74" style:font-name="Liberation Serif" fo:font-size="12pt" fo:letter-spacing="normal" fo:font-style="normal" fo:font-weight="normal" fo:background-color="#23222d" loext:char-shading-value="0" fo:padding="0.049cm" fo:border="0.74pt solid #dfdfdf"/>
    </style:style>
    <style:style style:name="T65" style:family="text">
      <style:text-properties fo:font-variant="normal" fo:text-transform="none" fo:color="#e6db74" style:font-name="Liberation Serif" fo:font-size="12pt" fo:letter-spacing="normal" fo:font-style="normal" fo:font-weight="normal" fo:background-color="#23222d" loext:char-shading-value="0" style:font-size-asian="12pt" style:font-size-complex="12pt" fo:padding="0.049cm" fo:border="0.74pt solid #dfdfdf"/>
    </style:style>
    <style:style style:name="T66" style:family="text">
      <style:text-properties fo:font-variant="normal" fo:text-transform="none" fo:color="#e6db74" style:font-name="Liberation Serif" fo:letter-spacing="normal" fo:font-style="normal" fo:font-weight="normal" fo:background-color="#23222d" loext:char-shading-value="0" fo:padding="0.049cm" fo:border="0.74pt solid #dfdfdf"/>
    </style:style>
    <style:style style:name="T67" style:family="text">
      <style:text-properties fo:font-variant="normal" fo:text-transform="none" fo:color="#a6e22e" style:font-name="Consolas" fo:font-size="12pt" fo:letter-spacing="normal" fo:font-style="normal" fo:font-weight="normal" fo:background-color="#23222d" loext:char-shading-value="0" fo:padding="0.049cm" fo:border="0.74pt solid #dfdfdf"/>
    </style:style>
    <style:style style:name="T68" style:family="text">
      <style:text-properties fo:font-variant="normal" fo:text-transform="none" fo:color="#a6e22e" fo:font-size="12pt" fo:letter-spacing="normal" fo:font-style="normal" fo:font-weight="normal" fo:background-color="#23222d" loext:char-shading-value="0" fo:padding="0.049cm" fo:border="0.74pt solid #dfdfdf"/>
    </style:style>
    <style:style style:name="T69" style:family="text">
      <style:text-properties fo:font-variant="normal" fo:text-transform="none" fo:color="#a6e22e" style:font-name="Liberation Serif" fo:font-size="12pt" fo:letter-spacing="normal" fo:font-style="normal" fo:font-weight="normal" fo:background-color="#23222d" loext:char-shading-value="0" fo:padding="0.049cm" fo:border="0.74pt solid #dfdfdf"/>
    </style:style>
    <style:style style:name="T70" style:family="text">
      <style:text-properties fo:font-variant="normal" fo:text-transform="none" fo:color="#a6e22e" style:font-name="Liberation Serif" fo:font-size="12pt" fo:letter-spacing="normal" fo:font-style="normal" fo:font-weight="normal" fo:padding="0.049cm" fo:border="0.74pt solid #dfdfdf"/>
    </style:style>
    <style:style style:name="T71" style:family="text">
      <style:text-properties fo:font-variant="normal" fo:text-transform="none" fo:color="#a6e22e" style:font-name="Liberation Serif" fo:font-size="12pt" fo:letter-spacing="normal" fo:font-style="normal" fo:font-weight="normal" fo:background-color="transparent" loext:char-shading-value="0" fo:padding="0.049cm" fo:border="0.74pt solid #dfdfdf"/>
    </style:style>
    <style:style style:name="T72" style:family="text">
      <style:text-properties fo:font-variant="normal" fo:text-transform="none" style:font-name="Liberation Serif" fo:font-size="12pt" fo:letter-spacing="normal" fo:font-style="normal" fo:font-weight="normal" fo:background-color="#23222d" loext:char-shading-value="0" style:font-size-asian="12pt" style:font-size-complex="12pt" fo:padding="0.049cm" fo:border="0.74pt solid #dfdfdf"/>
    </style:style>
    <style:style style:name="T73" style:family="text">
      <style:text-properties fo:font-variant="normal" fo:text-transform="none" style:font-name="Liberation Serif" fo:font-size="12pt" fo:letter-spacing="normal" fo:font-style="normal" fo:font-weight="normal" style:font-size-asian="12pt" style:font-size-complex="12pt" fo:padding="0cm" fo:border="none"/>
    </style:style>
    <style:style style:name="T74" style:family="text">
      <style:text-properties fo:font-variant="normal" fo:text-transform="none" style:font-name="Liberation Serif" fo:font-size="12pt" fo:letter-spacing="normal" fo:font-style="normal" fo:font-weight="normal" fo:background-color="#f8f8f8" loext:char-shading-value="0" style:font-size-asian="12pt" style:font-size-complex="12pt" fo:padding="0.049cm" fo:border="0.74pt solid #dfdfdf"/>
    </style:style>
    <style:style style:name="T75" style:family="text">
      <style:text-properties fo:font-variant="normal" fo:text-transform="none" style:font-name="Liberation Serif" fo:font-size="12pt" fo:letter-spacing="normal" fo:font-style="normal" fo:font-weight="normal" fo:background-color="transparent" loext:char-shading-value="0" fo:padding="0cm" fo:border="none"/>
    </style:style>
    <style:style style:name="T76" style:family="text">
      <style:text-properties fo:font-variant="normal" fo:text-transform="none" style:font-name="Liberation Serif" fo:font-size="12pt" fo:letter-spacing="normal" fo:font-style="normal" fo:font-weight="normal" fo:background-color="transparent" loext:char-shading-value="0" fo:padding="0.049cm" fo:border="0.74pt solid #dfdfdf"/>
    </style:style>
    <style:style style:name="T77" style:family="text">
      <style:text-properties fo:font-variant="normal" fo:text-transform="none" style:font-name="Liberation Serif" fo:font-size="12pt" fo:letter-spacing="normal" fo:font-style="normal" fo:font-weight="bold" style:font-size-asian="12pt" style:font-size-complex="12pt" fo:padding="0cm" fo:border="none"/>
    </style:style>
    <style:style style:name="T78" style:family="text">
      <style:text-properties fo:font-variant="normal" fo:text-transform="none" style:font-name="Liberation Serif" fo:font-size="12pt" fo:letter-spacing="normal" fo:font-style="normal" fo:font-weight="bold" fo:background-color="transparent" loext:char-shading-value="0" fo:padding="0cm" fo:border="none"/>
    </style:style>
    <style:style style:name="T79" style:family="text">
      <style:text-properties fo:font-variant="normal" fo:text-transform="none" style:font-name="Liberation Serif" fo:font-size="12pt" fo:letter-spacing="normal" fo:background-color="#23222d" loext:char-shading-value="0" style:font-size-asian="12pt" style:font-size-complex="12pt" fo:padding="0.049cm" fo:border="0.74pt solid #dfdfdf"/>
    </style:style>
    <style:style style:name="T80" style:family="text">
      <style:text-properties fo:font-variant="normal" fo:text-transform="none" style:font-name="Liberation Serif" fo:letter-spacing="normal" fo:background-color="transparent" loext:char-shading-value="0" fo:padding="0.049cm" fo:border="0.74pt solid #dfdfdf"/>
    </style:style>
    <style:style style:name="T81" style:family="text">
      <style:text-properties fo:font-variant="normal" fo:text-transform="none" style:use-window-font-color="true" style:font-name="Liberation Serif" fo:font-size="12pt" fo:letter-spacing="normal" fo:font-style="normal" fo:font-weight="normal" fo:background-color="#23222d" loext:char-shading-value="0" style:font-size-asian="12pt" style:font-size-complex="12pt" fo:padding="0.049cm" fo:border="0.74pt solid #dfdfdf"/>
    </style:style>
    <style:style style:name="T82" style:family="text">
      <style:text-properties fo:font-variant="normal" fo:text-transform="none" style:use-window-font-color="true" style:font-name="Liberation Serif" fo:font-size="12pt" fo:letter-spacing="normal" fo:font-style="normal" fo:font-weight="normal" style:font-size-asian="12pt" style:font-size-complex="12pt" fo:padding="0cm" fo:border="none"/>
    </style:style>
    <style:style style:name="T83" style:family="text">
      <style:text-properties fo:font-variant="normal" fo:text-transform="none" style:use-window-font-color="true" style:font-name="Liberation Serif" fo:font-size="12pt" fo:letter-spacing="normal" fo:font-style="normal" fo:font-weight="normal" style:font-size-asian="12pt" style:font-size-complex="12pt" fo:padding="0.049cm" fo:border="0.74pt solid #dfdfdf"/>
    </style:style>
    <style:style style:name="T84" style:family="text">
      <style:text-properties fo:font-variant="normal" fo:text-transform="none" style:use-window-font-color="true" style:font-name="Liberation Serif" fo:font-size="12pt" fo:letter-spacing="normal" fo:font-style="normal" fo:font-weight="normal" fo:background-color="#f8f8f8" loext:char-shading-value="0" style:font-size-asian="12pt" style:font-size-complex="12pt" fo:padding="0.049cm" fo:border="0.74pt solid #dfdfdf"/>
    </style:style>
    <style:style style:name="T85" style:family="text">
      <style:text-properties fo:font-variant="normal" fo:text-transform="none" style:use-window-font-color="true" style:font-name="Liberation Serif" fo:font-size="12pt" fo:letter-spacing="normal" fo:font-style="normal" fo:font-weight="normal" fo:background-color="transparent" loext:char-shading-value="0" style:font-size-asian="12pt" style:font-size-complex="12pt" fo:padding="0.049cm" fo:border="0.74pt solid #dfdfdf"/>
    </style:style>
    <style:style style:name="T86" style:family="text">
      <style:text-properties fo:font-variant="normal" fo:text-transform="none" style:use-window-font-color="true" style:font-name="Liberation Serif" fo:font-size="12pt" fo:letter-spacing="normal" fo:font-style="normal" fo:font-weight="normal" fo:background-color="transparent" loext:char-shading-value="0" style:font-size-asian="12pt" style:font-size-complex="12pt" fo:padding="0cm" fo:border="none"/>
    </style:style>
    <style:style style:name="T87" style:family="text">
      <style:text-properties fo:font-variant="normal" fo:text-transform="none" style:use-window-font-color="true" style:font-name="Liberation Serif" fo:font-size="12pt" fo:letter-spacing="normal" fo:font-style="normal" fo:font-weight="normal" fo:background-color="transparent" loext:char-shading-value="0" fo:padding="0.049cm" fo:border="0.74pt solid #dfdfdf"/>
    </style:style>
    <style:style style:name="T88" style:family="text">
      <style:text-properties fo:font-variant="normal" fo:text-transform="none" style:use-window-font-color="true" style:font-name="Liberation Serif" fo:font-size="12pt" fo:letter-spacing="normal" fo:font-style="normal" fo:font-weight="normal" fo:background-color="transparent" loext:char-shading-value="0" fo:padding="0cm" fo:border="none"/>
    </style:style>
    <style:style style:name="T89" style:family="text">
      <style:text-properties fo:font-variant="normal" fo:text-transform="none" style:use-window-font-color="true" style:font-name="Liberation Serif" fo:font-size="12pt" fo:letter-spacing="normal" fo:font-style="normal" fo:font-weight="bold" style:font-size-asian="12pt" style:font-size-complex="12pt" fo:padding="0cm" fo:border="none"/>
    </style:style>
    <style:style style:name="T90"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fo:padding="0cm" fo:border="none"/>
    </style:style>
    <style:style style:name="T91" style:family="text">
      <style:text-properties fo:font-variant="normal" fo:text-transform="none" style:use-window-font-color="true" style:font-name="Liberation Serif" fo:font-size="12pt" fo:letter-spacing="normal" fo:font-style="normal" fo:font-weight="bold" fo:background-color="transparent" loext:char-shading-value="0" fo:padding="0cm" fo:border="none"/>
    </style:style>
    <style:style style:name="T92" style:family="text">
      <style:text-properties fo:font-variant="normal" fo:text-transform="none" style:use-window-font-color="true" style:font-name="Liberation Serif" fo:font-size="12pt" fo:letter-spacing="normal" fo:background-color="#23222d" loext:char-shading-value="0" style:font-size-asian="12pt" style:font-size-complex="12pt" fo:padding="0.049cm" fo:border="0.74pt solid #dfdfdf"/>
    </style:style>
    <style:style style:name="T93" style:family="text">
      <style:text-properties fo:font-variant="normal" fo:text-transform="none" style:use-window-font-color="true" style:font-name="Liberation Serif" fo:font-size="12pt" fo:letter-spacing="normal" style:font-size-asian="12pt" style:font-size-complex="12pt" fo:padding="0.049cm" fo:border="0.74pt solid #dfdfdf"/>
    </style:style>
    <style:style style:name="T94" style:family="text">
      <style:text-properties fo:font-variant="normal" fo:text-transform="none" style:use-window-font-color="true" style:font-name="Liberation Serif" fo:font-size="12pt" fo:letter-spacing="normal" fo:background-color="transparent" loext:char-shading-value="0" style:font-size-asian="12pt" style:font-size-complex="12pt" fo:padding="0.049cm" fo:border="0.74pt solid #dfdfdf"/>
    </style:style>
    <style:style style:name="T95" style:family="text">
      <style:text-properties fo:font-variant="normal" fo:text-transform="none" style:use-window-font-color="true" style:font-name="Liberation Serif" fo:font-size="12pt" fo:letter-spacing="normal" fo:font-style="italic" fo:font-weight="normal" fo:background-color="transparent" loext:char-shading-value="0" style:font-size-asian="12pt" style:font-size-complex="12pt" fo:padding="0cm" fo:border="none"/>
    </style:style>
    <style:style style:name="T96" style:family="text">
      <style:text-properties fo:font-variant="normal" fo:text-transform="none" style:use-window-font-color="true" style:font-name="Liberation Serif" fo:font-size="12pt" fo:letter-spacing="normal" fo:font-style="italic" fo:font-weight="normal" fo:background-color="transparent" loext:char-shading-value="0" fo:padding="0cm" fo:border="none"/>
    </style:style>
    <style:style style:name="T97" style:family="text">
      <style:text-properties fo:font-variant="normal" fo:text-transform="none" style:use-window-font-color="true" style:font-name="Liberation Serif" fo:letter-spacing="normal" fo:background-color="transparent" loext:char-shading-value="0" fo:padding="0.049cm" fo:border="0.74pt solid #dfdfdf"/>
    </style:style>
    <style:style style:name="T98" style:family="text">
      <style:text-properties fo:font-variant="normal" fo:text-transform="none" style:use-window-font-color="true" fo:font-size="12pt" fo:letter-spacing="normal" fo:font-style="normal" fo:font-weight="normal" fo:background-color="transparent" loext:char-shading-value="0" style:font-size-asian="12pt" style:font-size-complex="12pt" fo:padding="0.049cm" fo:border="0.74pt solid #dfdfdf"/>
    </style:style>
    <style:style style:name="T99" style:family="text">
      <style:text-properties fo:font-variant="normal" fo:text-transform="none" style:use-window-font-color="true" fo:font-size="12pt" fo:letter-spacing="normal" fo:font-style="normal" fo:font-weight="normal" fo:background-color="transparent" loext:char-shading-value="0" style:font-size-asian="12pt" style:font-size-complex="12pt" fo:padding="0cm" fo:border="none"/>
    </style:style>
    <style:style style:name="T100" style:family="text">
      <style:text-properties fo:font-variant="normal" fo:text-transform="none" style:use-window-font-color="true" fo:font-size="12pt" fo:letter-spacing="normal" fo:font-style="normal" fo:font-weight="normal" fo:background-color="transparent" loext:char-shading-value="0" fo:padding="0cm" fo:border="none"/>
    </style:style>
    <style:style style:name="T101" style:family="text">
      <style:text-properties fo:font-variant="normal" fo:text-transform="none" style:use-window-font-color="true" fo:font-size="12pt" fo:letter-spacing="normal" fo:font-style="normal" fo:font-weight="normal" fo:background-color="transparent" loext:char-shading-value="0" fo:padding="0.049cm" fo:border="0.74pt solid #dfdfdf"/>
    </style:style>
    <style:style style:name="T102" style:family="text">
      <style:text-properties fo:font-variant="normal" fo:text-transform="none" style:use-window-font-color="true" fo:font-size="12pt" fo:letter-spacing="normal" fo:font-style="normal" fo:font-weight="bold" fo:background-color="transparent" loext:char-shading-value="0" style:font-size-asian="12pt" style:font-size-complex="12pt" fo:padding="0cm" fo:border="none"/>
    </style:style>
    <style:style style:name="T103" style:family="text">
      <style:text-properties fo:font-variant="normal" fo:text-transform="none" style:use-window-font-color="true" fo:font-size="12pt" fo:letter-spacing="normal" fo:background-color="transparent" loext:char-shading-value="0" style:font-size-asian="12pt" style:font-size-complex="12pt" fo:padding="0.049cm" fo:border="0.74pt solid #dfdfdf"/>
    </style:style>
    <style:style style:name="T104" style:family="text">
      <style:text-properties fo:font-variant="normal" fo:text-transform="none" style:use-window-font-color="true" fo:font-size="12pt" fo:letter-spacing="normal" fo:font-style="italic" fo:font-weight="normal" fo:background-color="transparent" loext:char-shading-value="0" style:font-size-asian="12pt" style:font-size-complex="12pt" fo:padding="0cm" fo:border="none"/>
    </style:style>
    <style:style style:name="T105" style:family="text">
      <style:text-properties fo:font-variant="normal" fo:text-transform="none" style:use-window-font-color="true" fo:font-size="12pt" fo:letter-spacing="normal" fo:font-style="italic" fo:font-weight="normal" fo:background-color="transparent" loext:char-shading-value="0" fo:padding="0cm" fo:border="none"/>
    </style:style>
    <style:style style:name="T106" style:family="text">
      <style:text-properties fo:font-variant="normal" fo:text-transform="none" style:use-window-font-color="true" style:font-name="Open Sans" fo:font-size="12pt" fo:letter-spacing="normal" fo:font-style="normal" fo:font-weight="normal" fo:padding="0cm" fo:border="none"/>
    </style:style>
    <style:style style:name="T107" style:family="text">
      <style:text-properties fo:font-variant="normal" fo:text-transform="none" style:use-window-font-color="true" style:font-name="Open Sans" fo:font-size="12pt" fo:letter-spacing="normal" fo:font-style="normal" fo:font-weight="normal" fo:background-color="transparent" loext:char-shading-value="0" fo:padding="0cm" fo:border="none"/>
    </style:style>
    <style:style style:name="T108" style:family="text">
      <style:text-properties fo:font-variant="normal" fo:text-transform="none" style:use-window-font-color="true" style:font-name="Open Sans" fo:font-size="12pt" fo:letter-spacing="normal" fo:font-style="normal" fo:font-weight="normal" fo:background-color="transparent" loext:char-shading-value="0" style:font-size-asian="12pt" style:font-size-complex="12pt" fo:padding="0cm" fo:border="none"/>
    </style:style>
    <style:style style:name="T109" style:family="text">
      <style:text-properties fo:font-variant="normal" fo:text-transform="none" style:use-window-font-color="true" style:font-name="Open Sans" fo:font-size="12pt" fo:letter-spacing="normal" fo:font-style="normal" fo:font-weight="bold" fo:padding="0cm" fo:border="none"/>
    </style:style>
    <style:style style:name="T110" style:family="text">
      <style:text-properties fo:font-variant="normal" fo:text-transform="none" style:use-window-font-color="true" style:font-name="Open Sans" fo:font-size="12pt" fo:letter-spacing="normal" fo:font-style="normal" fo:font-weight="bold" fo:background-color="transparent" loext:char-shading-value="0" fo:padding="0cm" fo:border="none"/>
    </style:style>
    <style:style style:name="T111" style:family="text">
      <style:text-properties fo:font-variant="normal" fo:text-transform="none" style:use-window-font-color="true" style:font-name="Open Sans" fo:font-size="12pt" fo:letter-spacing="normal" fo:font-style="normal" fo:font-weight="bold" fo:background-color="transparent" loext:char-shading-value="0" style:font-size-asian="12pt" style:font-size-complex="12pt" fo:padding="0cm" fo:border="none"/>
    </style:style>
    <style:style style:name="T112" style:family="text">
      <style:text-properties fo:font-variant="normal" fo:text-transform="none" style:use-window-font-color="true" style:font-name="Open Sans" fo:font-size="12pt" fo:letter-spacing="normal" fo:font-style="italic" fo:font-weight="normal" fo:padding="0cm" fo:border="none"/>
    </style:style>
    <style:style style:name="T113" style:family="text">
      <style:text-properties fo:font-variant="normal" fo:text-transform="none" style:use-window-font-color="true" style:font-name="Open Sans" fo:font-size="12pt" fo:letter-spacing="normal" fo:font-style="italic" fo:font-weight="normal" fo:background-color="transparent" loext:char-shading-value="0" fo:padding="0cm" fo:border="none"/>
    </style:style>
    <style:style style:name="T114" style:family="text">
      <style:text-properties fo:font-variant="normal" fo:text-transform="none" style:use-window-font-color="true" style:font-name="Open Sans" fo:font-size="12pt" fo:letter-spacing="normal" fo:font-style="italic" fo:font-weight="normal" fo:background-color="transparent" loext:char-shading-value="0" style:font-size-asian="12pt" style:font-size-complex="12pt" fo:padding="0cm" fo:border="none"/>
    </style:style>
    <style:style style:name="T115" style:family="text">
      <style:text-properties fo:font-variant="normal" fo:text-transform="none" style:use-window-font-color="true" style:font-name="Open Sans" fo:letter-spacing="normal" fo:font-style="normal" fo:font-weight="normal" fo:background-color="transparent" loext:char-shading-value="0" fo:padding="0cm" fo:border="none"/>
    </style:style>
    <style:style style:name="T116" style:family="text">
      <style:text-properties fo:font-variant="normal" fo:text-transform="none" style:use-window-font-color="true" style:font-name="Open Sans" fo:letter-spacing="normal" fo:font-style="normal" fo:font-weight="bold" fo:background-color="transparent" loext:char-shading-value="0" fo:padding="0cm" fo:border="none"/>
    </style:style>
    <style:style style:name="T117" style:family="text">
      <style:text-properties fo:font-variant="normal" fo:text-transform="none" style:use-window-font-color="true" style:font-name="Open Sans" fo:letter-spacing="normal" fo:font-style="italic" fo:font-weight="normal" fo:background-color="transparent" loext:char-shading-value="0" fo:padding="0cm" fo:border="none"/>
    </style:style>
    <style:style style:name="T118" style:family="text">
      <style:text-properties fo:font-variant="normal" fo:text-transform="none" style:use-window-font-color="true" style:font-name="Consolas" fo:font-size="12pt" fo:letter-spacing="normal" fo:font-style="normal" fo:font-weight="normal" fo:background-color="#f8f8f8" loext:char-shading-value="0" fo:padding="0.049cm" fo:border="0.74pt solid #dfdfdf"/>
    </style:style>
    <style:style style:name="T119" style:family="text">
      <style:text-properties fo:font-variant="normal" fo:text-transform="none" style:use-window-font-color="true" style:font-name="Consolas" fo:font-size="12pt" fo:letter-spacing="normal" fo:font-style="normal" fo:font-weight="normal" fo:background-color="#23222d" loext:char-shading-value="0" fo:padding="0.049cm" fo:border="0.74pt solid #dfdfdf"/>
    </style:style>
    <style:style style:name="T120" style:family="text">
      <style:text-properties fo:font-variant="normal" fo:text-transform="none" style:use-window-font-color="true" style:font-name="Consolas" fo:font-size="12pt" fo:letter-spacing="normal" fo:font-style="normal" fo:font-weight="normal" fo:padding="0.049cm" fo:border="0.74pt solid #dfdfdf"/>
    </style:style>
    <style:style style:name="T121" style:family="text">
      <style:text-properties fo:font-variant="normal" fo:text-transform="none" style:use-window-font-color="true" style:font-name="Consolas" fo:font-size="12pt" fo:letter-spacing="normal" fo:font-style="normal" fo:font-weight="normal" fo:background-color="transparent" loext:char-shading-value="0" fo:padding="0.049cm" fo:border="0.74pt solid #dfdfdf"/>
    </style:style>
    <style:style style:name="T122" style:family="text">
      <style:text-properties fo:font-variant="normal" fo:text-transform="none" style:use-window-font-color="true" style:font-name="Consolas" fo:font-size="12pt" fo:letter-spacing="normal" fo:font-style="normal" fo:font-weight="normal" fo:background-color="transparent" loext:char-shading-value="0" style:font-size-asian="12pt" style:font-size-complex="12pt" fo:padding="0.049cm" fo:border="0.74pt solid #dfdfdf"/>
    </style:style>
    <style:style style:name="T123" style:family="text">
      <style:text-properties fo:font-variant="normal" fo:text-transform="none" style:use-window-font-color="true" style:font-name="Consolas" fo:letter-spacing="normal" fo:font-style="normal" fo:font-weight="normal" fo:background-color="transparent" loext:char-shading-value="0" fo:padding="0.049cm" fo:border="0.74pt solid #dfdfdf"/>
    </style:style>
    <style:style style:name="T124" style:family="text">
      <style:text-properties fo:font-variant="normal" fo:text-transform="none" style:use-window-font-color="true" fo:letter-spacing="normal" fo:background-color="#23222d" loext:char-shading-value="0" fo:padding="0.049cm" fo:border="0.74pt solid #dfdfdf"/>
    </style:style>
    <style:style style:name="T125" style:family="text">
      <style:text-properties fo:font-variant="normal" fo:text-transform="none" style:use-window-font-color="true" fo:letter-spacing="normal" fo:padding="0.049cm" fo:border="0.74pt solid #dfdfdf"/>
    </style:style>
    <style:style style:name="T126" style:family="text">
      <style:text-properties fo:font-variant="normal" fo:text-transform="none" style:use-window-font-color="true" fo:letter-spacing="normal" fo:background-color="transparent" loext:char-shading-value="0" fo:padding="0.049cm" fo:border="0.74pt solid #dfdfdf"/>
    </style:style>
    <style:style style:name="T127" style:family="text">
      <style:text-properties fo:font-variant="normal" fo:text-transform="none" style:font-name="Open Sans" fo:font-size="12pt" fo:letter-spacing="normal" fo:font-style="normal" fo:font-weight="normal" fo:padding="0cm" fo:border="none"/>
    </style:style>
    <style:style style:name="T128" style:family="text">
      <style:text-properties fo:font-variant="normal" fo:text-transform="none" style:font-name="Open Sans" fo:font-size="12pt" fo:letter-spacing="normal" fo:font-style="normal" fo:font-weight="bold" fo:padding="0cm" fo:border="none"/>
    </style:style>
    <style:style style:name="T129" style:family="text">
      <style:text-properties fo:font-variant="normal" fo:text-transform="none" style:font-name="Open Sans" fo:font-size="12pt" fo:letter-spacing="normal" fo:font-style="italic" fo:font-weight="normal" fo:padding="0cm" fo:border="none"/>
    </style:style>
    <style:style style:name="T130" style:family="text">
      <style:text-properties fo:font-variant="normal" fo:text-transform="none" style:font-name="Consolas" fo:font-size="12pt" fo:letter-spacing="normal" fo:font-style="normal" fo:font-weight="normal" fo:background-color="#f8f8f8" loext:char-shading-value="0" fo:padding="0.049cm" fo:border="0.74pt solid #dfdfdf"/>
    </style:style>
    <style:style style:name="T131" style:family="text">
      <style:text-properties fo:font-variant="normal" fo:text-transform="none" style:font-name="Consolas" fo:font-size="12pt" fo:letter-spacing="normal" fo:font-style="normal" fo:font-weight="normal" fo:background-color="#23222d" loext:char-shading-value="0" fo:padding="0.049cm" fo:border="0.74pt solid #dfdfdf"/>
    </style:style>
    <style:style style:name="T132" style:family="text">
      <style:text-properties fo:font-variant="normal" fo:text-transform="none" fo:letter-spacing="normal" fo:background-color="#23222d" loext:char-shading-value="0" fo:padding="0.049cm" fo:border="0.74pt solid #dfdf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Enrutador de componentes con Angular2 el nuevo SPA</text:h>
      <text:p text:style-name="P8"><text:span text:style-name="T1">Código asociado en </text:span><text:a xlink:type="simple" xlink:href="https://github.com/AcademiaBinaria/angular2/tree/master/6-routing"><text:span text:style-name="T2">angular2/6-routing/</text:span></text:a></text:p>
      <text:p text:style-name="P3"><text:span text:style-name="T13">La capacidad de gestionar las </text:span><text:span text:style-name="Strong_20_Emphasis"><text:span text:style-name="T16">rutas en el cliente</text:span></text:span><text:span text:style-name="T13"> es una de las grandes ventajas de </text:span><text:span text:style-name="Emphasis"><text:span text:style-name="T19">AngularJS</text:span></text:span><text:span text:style-name="T13">. En la versión 1 nos ofrecían una solución demasiado simple que obligaba a usar librerías de terceros como la famosa </text:span><text:a xlink:type="simple" xlink:href="https://github.com/angular-ui/ui-router"><text:span text:style-name="T4">ui-router</text:span></text:a><text:span text:style-name="T13">. Hemos esperado años la promesa de un nuevo </text:span><text:span text:style-name="Emphasis"><text:span text:style-name="T19">enrutador</text:span></text:span><text:span text:style-name="T13"> compatible con las versiones 1 y 2. El resultado es </text:span><text:span text:style-name="Strong_20_Emphasis"><text:span text:style-name="T16">@angular/router</text:span></text:span><text:span text:style-name="T13">.</text:span></text:p>
      <text:p text:style-name="P3"><text:span text:style-name="T13">De todo </text:span><text:span text:style-name="Emphasis"><text:span text:style-name="T19">Angular2</text:span></text:span><text:span text:style-name="T13">, este es el componente que más ha cambiado durante la fase </text:span><text:span text:style-name="Emphasis"><text:span text:style-name="T19">Release Candidate</text:span></text:span><text:span text:style-name="T13">. Actualmente confiamos en que las pequeñas dudas se resuelvan definitivamente y podamos relajarnos creando modernos desarrollos </text:span><text:span text:style-name="Strong_20_Emphasis"><text:span text:style-name="T16">SPA</text:span></text:span><text:span text:style-name="T13">.</text:span></text:p>
      <text:p text:style-name="P2"><text:bookmark text:name="mdulodeenrutadoenbaseacomponentes"/>Módulo de enrutado en base a componentes</text:p>
      <text:p text:style-name="P3"><text:span text:style-name="T13">Las aplicaciones Angular2 son </text:span><text:a xlink:type="simple" xlink:href="http://academia-binaria.com/componentes-los-bloques-de-construccion-de-angular-2/"><text:span text:style-name="T4">árboles de módulos</text:span></text:a><text:span text:style-name="T13">. Al menos el módulo raíz </text:span><text:span text:style-name="Source_20_Text"><text:span text:style-name="T26">AppModule</text:span></text:span><text:span text:style-name="T13"> y cuantos módulos funcionales nos hagan falta. Utilizando </text:span><text:span text:style-name="Source_20_Text"><text:span text:style-name="T26">angular-cli</text:span></text:span><text:span text:style-name="T13"> podemos crear módulos con la capacidad de enrutado generada en... un módulo específico.</text:span></text:p>
      <text:p text:style-name="P4">A ver si desbrozamos algo este bosque de módulos.</text:p>
      <text:p text:style-name="P3"><text:span text:style-name="Source_20_Text"><text:span text:style-name="T85">ng new mi-aplicacion --routing true <text:s/></text:span></text:span></text:p>
      <text:p text:style-name="P6"><text:span text:style-name="T86">Tanto para la raíz como para las ramas funcionales se creará un fichero. En la raíz será llamado </text:span><text:span text:style-name="Source_20_Text"><text:span text:style-name="T85">app-routing.module.ts</text:span></text:span><text:span text:style-name="T86"> con un contenido como este:</text:span></text:p>
      <text:p text:style-name="P12"><text:span text:style-name="Source_20_Text"><text:span text:style-name="T85">/** Módulos de enrutado de Angular2 */</text:span></text:span></text:p>
      <text:p text:style-name="P13"><text:span text:style-name="Source_20_Text"><text:span text:style-name="T85">import { RouterModule, Routes } from '@angular/router';</text:span></text:span></text:p>
      <text:p text:style-name="P14"/>
      <text:p text:style-name="P13"><text:span text:style-name="Source_20_Text"><text:span text:style-name="T85">import { NgModule } from '@angular/core';</text:span></text:span></text:p>
      <text:p text:style-name="P14"/>
      <text:p text:style-name="P13"><text:span text:style-name="Source_20_Text"><text:span text:style-name="T85">// Array con las rutas de este módulo. Ninguna funcional.</text:span></text:span></text:p>
      <text:p text:style-name="P13"><text:span text:style-name="Source_20_Text"><text:span text:style-name="T85">const routes: Routes = [ <text:s/></text:span></text:span></text:p>
      <text:p text:style-name="P13"><text:span text:style-name="Source_20_Text"><text:span text:style-name="T94"><text:s text:c="2"/></text:span></text:span><text:span text:style-name="Source_20_Text"><text:span text:style-name="T85">{ path: '', redirectTo: '' },</text:span></text:span></text:p>
      <text:p text:style-name="P13"><text:span text:style-name="Source_20_Text"><text:span text:style-name="T94"><text:s text:c="2"/></text:span></text:span><text:span text:style-name="Source_20_Text"><text:span text:style-name="T85">{ path: 'inicio', redirectTo: '' },</text:span></text:span></text:p>
      <text:p text:style-name="P13"><text:span text:style-name="Source_20_Text"><text:span text:style-name="T94"><text:s text:c="2"/></text:span></text:span><text:span text:style-name="Source_20_Text"><text:span text:style-name="T85">{ path: '**', redirectTo: '', pathMatch: 'full' }</text:span></text:span></text:p>
      <text:p text:style-name="P13"><text:span text:style-name="Source_20_Text"><text:span text:style-name="T85">];</text:span></text:span></text:p>
      <text:p text:style-name="P14"/>
      <text:p text:style-name="P13"><text:span text:style-name="Source_20_Text"><text:span text:style-name="T85">@NgModule({</text:span></text:span></text:p>
      <text:p text:style-name="P13"><text:span text:style-name="Source_20_Text"><text:span text:style-name="T94"><text:s text:c="2"/></text:span></text:span><text:span text:style-name="Source_20_Text"><text:span text:style-name="T85">imports: [</text:span></text:span></text:p>
      <text:p text:style-name="P13"><text:span text:style-name="Source_20_Text"><text:span text:style-name="T94"><text:s text:c="4"/></text:span></text:span><text:span text:style-name="Source_20_Text"><text:span text:style-name="T85">RouterModule.forRoot(routes) // configuración para el módulo raíz</text:span></text:span></text:p>
      <text:p text:style-name="P13"><text:span text:style-name="Source_20_Text"><text:span text:style-name="T94"><text:s text:c="2"/></text:span></text:span><text:span text:style-name="Source_20_Text"><text:span text:style-name="T85">],</text:span></text:span></text:p>
      <text:p text:style-name="P13"><text:span text:style-name="Source_20_Text"><text:span text:style-name="T94"><text:s text:c="2"/></text:span></text:span><text:span text:style-name="Source_20_Text"><text:span text:style-name="T85">exports: [</text:span></text:span></text:p>
      <text:p text:style-name="P13"><text:span text:style-name="Source_20_Text"><text:span text:style-name="T94"><text:s text:c="4"/></text:span></text:span><text:span text:style-name="Source_20_Text"><text:span text:style-name="T85">RouterModule // se importará desde el módulo padre</text:span></text:span></text:p>
      <text:p text:style-name="P13"><text:span text:style-name="Source_20_Text"><text:span text:style-name="T94"><text:s text:c="2"/></text:span></text:span><text:span text:style-name="Source_20_Text"><text:span text:style-name="T85">]</text:span></text:span></text:p>
      <text:p text:style-name="P13"><text:span text:style-name="Source_20_Text"><text:span text:style-name="T85">})</text:span></text:span></text:p>
      <text:p text:style-name="P13"><text:span text:style-name="Source_20_Text"><text:span text:style-name="T85">export class AppRoutingModule { } <text:s/></text:span></text:span></text:p>
      <text:p text:style-name="P6"><text:soft-page-break/><text:span text:style-name="T86">Este </text:span><text:span text:style-name="Strong_20_Emphasis"><text:span text:style-name="T90">módulo</text:span></text:span><text:span text:style-name="T86"> de un único fichero sirve </text:span><text:span text:style-name="Strong_20_Emphasis"><text:span text:style-name="T90">para definir las rutas de otro módulo padre</text:span></text:span><text:span text:style-name="T86"> asociado, </text:span><text:span text:style-name="Source_20_Text"><text:span text:style-name="T85">app.module.ts</text:span></text:span><text:span text:style-name="T86">, el cual quedará más o menos así:</text:span></text:p>
      <text:p text:style-name="P12"><text:span text:style-name="Source_20_Text"><text:span text:style-name="T85">// importación de módulo de enrutado asociado</text:span></text:span></text:p>
      <text:p text:style-name="P13"><text:span text:style-name="Source_20_Text"><text:span text:style-name="T85">import { AppRoutingModule } from './app-routing.module'; <text:s/></text:span></text:span></text:p>
      <text:p text:style-name="P13"><text:span text:style-name="Source_20_Text"><text:span text:style-name="T85">// importación de otros módulos de funcionalidad</text:span></text:span></text:p>
      <text:p text:style-name="P13"><text:span text:style-name="Source_20_Text"><text:span text:style-name="T85">import { HomeModule } from './home/home.module'; <text:s/></text:span></text:span></text:p>
      <text:p text:style-name="P13"><text:span text:style-name="Source_20_Text"><text:span text:style-name="T85">// decorador que define un módulo</text:span></text:span></text:p>
      <text:p text:style-name="P13"><text:span text:style-name="Source_20_Text"><text:span text:style-name="T85">@NgModule({</text:span></text:span></text:p>
      <text:p text:style-name="P13"><text:span text:style-name="Source_20_Text"><text:span text:style-name="T94"><text:s text:c="2"/></text:span></text:span><text:span text:style-name="Source_20_Text"><text:span text:style-name="T85">declarations: [ AppComponent ], </text:span></text:span></text:p>
      <text:p text:style-name="P13"><text:span text:style-name="Source_20_Text"><text:span text:style-name="T94"><text:s text:c="2"/></text:span></text:span><text:span text:style-name="Source_20_Text"><text:span text:style-name="T85">imports: [</text:span></text:span></text:p>
      <text:p text:style-name="P13"><text:span text:style-name="Source_20_Text"><text:span text:style-name="T94"><text:s text:c="4"/></text:span></text:span><text:span text:style-name="Source_20_Text"><text:span text:style-name="T85">BrowserModule,</text:span></text:span></text:p>
      <text:p text:style-name="P13"><text:span text:style-name="Source_20_Text"><text:span text:style-name="T94"><text:s text:c="4"/></text:span></text:span><text:span text:style-name="Source_20_Text"><text:span text:style-name="T85">FormsModule,</text:span></text:span></text:p>
      <text:p text:style-name="P13"><text:span text:style-name="Source_20_Text"><text:span text:style-name="T94"><text:s text:c="4"/></text:span></text:span><text:span text:style-name="Source_20_Text"><text:span text:style-name="T85">HttpModule,</text:span></text:span></text:p>
      <text:p text:style-name="P13"><text:span text:style-name="Source_20_Text"><text:span text:style-name="T94"><text:s text:c="4"/></text:span></text:span><text:span text:style-name="Source_20_Text"><text:span text:style-name="T85">HomeModule, // el módulo funcional para la 'página home'</text:span></text:span></text:p>
      <text:p text:style-name="P13"><text:span text:style-name="Source_20_Text"><text:span text:style-name="T94"><text:s text:c="4"/></text:span></text:span><text:span text:style-name="Source_20_Text"><text:span text:style-name="T85">AppRoutingModule // el módulo de rutas ya configurado</text:span></text:span></text:p>
      <text:p text:style-name="P13"><text:span text:style-name="Source_20_Text"><text:span text:style-name="T94"><text:s text:c="2"/></text:span></text:span><text:span text:style-name="Source_20_Text"><text:span text:style-name="T85">], </text:span></text:span></text:p>
      <text:p text:style-name="P13"><text:span text:style-name="Source_20_Text"><text:span text:style-name="T94"><text:s text:c="2"/></text:span></text:span><text:span text:style-name="Source_20_Text"><text:span text:style-name="T85">providers: [] </text:span></text:span></text:p>
      <text:p text:style-name="P13"><text:span text:style-name="Source_20_Text"><text:span text:style-name="T94"><text:s text:c="2"/></text:span></text:span><text:span text:style-name="Source_20_Text"><text:span text:style-name="T85">bootstrap: [ AppComponent ] </text:span></text:span></text:p>
      <text:p text:style-name="P13"><text:span text:style-name="Source_20_Text"><text:span text:style-name="T85">})</text:span></text:span></text:p>
      <text:p text:style-name="P13"><text:span text:style-name="Source_20_Text"><text:span text:style-name="T85">export class AppModule { } <text:s/></text:span></text:span></text:p>
      <text:h text:style-name="P10" text:outline-level="2"><text:bookmark text:name="mdulosfuncionales"/>Módulos funcionales</text:h>
      <text:p text:style-name="P6"><text:span text:style-name="T86">El módulo raíz es fundamental pero nada operativo. Toda el que sea de interés para los usuarios estará en módulos funcionales. En las aplicaciones SPA es una buena práctica crear </text:span><text:span text:style-name="Strong_20_Emphasis"><text:span text:style-name="T90">un módulo por cada ruta</text:span></text:span><text:span text:style-name="T86"> principal. Incluida la página home. Por ejemplo usando el siguiente comando:</text:span></text:p>
      <text:p text:style-name="P12"><text:span text:style-name="Source_20_Text"><text:span text:style-name="T85">ng generate module home --routing true <text:s/></text:span></text:span></text:p>
      <text:p text:style-name="P6"><text:span text:style-name="T86">Aparece un fichero llamado </text:span><text:span text:style-name="Source_20_Text"><text:span text:style-name="T85">home-routing-module.ts</text:span></text:span><text:span text:style-name="T86">. Este módulo se debe configurar para que gestione sus propias rutas.</text:span></text:p>
      <text:p text:style-name="P12"><text:span text:style-name="Source_20_Text"><text:span text:style-name="T85">import { NgModule } from '@angular/core'; <text:s/></text:span></text:span></text:p>
      <text:p text:style-name="P13"><text:span text:style-name="Source_20_Text"><text:span text:style-name="T85">import { Routes, RouterModule } from '@angular/router'; <text:s/></text:span></text:span></text:p>
      <text:p text:style-name="P13"><text:span text:style-name="Source_20_Text"><text:span text:style-name="T85">/** Componente enrutable */</text:span></text:span></text:p>
      <text:p text:style-name="P13"><text:span text:style-name="Source_20_Text"><text:span text:style-name="T85">import { HomeComponent } from './home.component'; <text:s/></text:span></text:span></text:p>
      <text:p text:style-name="P13"><text:span text:style-name="Source_20_Text"><text:span text:style-name="T85">/** Rutas asociadas a componentes */</text:span></text:span></text:p>
      <text:p text:style-name="P13"><text:span text:style-name="Source_20_Text"><text:span text:style-name="T85">const routes: Routes = [ <text:s/></text:span></text:span></text:p>
      <text:p text:style-name="P13"><text:span text:style-name="Source_20_Text"><text:span text:style-name="T94"><text:s text:c="2"/></text:span></text:span><text:span text:style-name="Source_20_Text"><text:span text:style-name="T85">{ path: '', component: HomeComponent },</text:span></text:span></text:p>
      <text:p text:style-name="P13"><text:span text:style-name="Source_20_Text"><text:span text:style-name="T85">];</text:span></text:span></text:p>
      <text:p text:style-name="P13"><text:soft-page-break/><text:span text:style-name="Source_20_Text"><text:span text:style-name="T85">/** array de componentes enrutables */</text:span></text:span></text:p>
      <text:p text:style-name="P13"><text:span text:style-name="Source_20_Text"><text:span text:style-name="T85">export const routableComponents = [ <text:s/></text:span></text:span></text:p>
      <text:p text:style-name="P13"><text:span text:style-name="Source_20_Text"><text:span text:style-name="T94"><text:s text:c="2"/></text:span></text:span><text:span text:style-name="Source_20_Text"><text:span text:style-name="T85">HomeComponent</text:span></text:span></text:p>
      <text:p text:style-name="P13"><text:span text:style-name="Source_20_Text"><text:span text:style-name="T85">];</text:span></text:span></text:p>
      <text:p text:style-name="P13"><text:span text:style-name="Source_20_Text"><text:span text:style-name="T85">@NgModule({</text:span></text:span></text:p>
      <text:p text:style-name="P13"><text:span text:style-name="Source_20_Text"><text:span text:style-name="T94"><text:s text:c="2"/></text:span></text:span><text:span text:style-name="Source_20_Text"><text:span text:style-name="T85">imports: [</text:span></text:span></text:p>
      <text:p text:style-name="P13"><text:span text:style-name="Source_20_Text"><text:span text:style-name="T94"><text:s text:c="4"/></text:span></text:span><text:span text:style-name="Source_20_Text"><text:span text:style-name="T85">RouterModule.forChild(routes) // Para módulo funcional</text:span></text:span></text:p>
      <text:p text:style-name="P13"><text:span text:style-name="Source_20_Text"><text:span text:style-name="T94"><text:s text:c="2"/></text:span></text:span><text:span text:style-name="Source_20_Text"><text:span text:style-name="T85">],</text:span></text:span></text:p>
      <text:p text:style-name="P13"><text:span text:style-name="Source_20_Text"><text:span text:style-name="T94"><text:s text:c="2"/></text:span></text:span><text:span text:style-name="Source_20_Text"><text:span text:style-name="T85">exports: [</text:span></text:span></text:p>
      <text:p text:style-name="P13"><text:span text:style-name="Source_20_Text"><text:span text:style-name="T94"><text:s text:c="4"/></text:span></text:span><text:span text:style-name="Source_20_Text"><text:span text:style-name="T85">RouterModule // listo para importarlo en HomeModule</text:span></text:span></text:p>
      <text:p text:style-name="P13"><text:span text:style-name="Source_20_Text"><text:span text:style-name="T94"><text:s text:c="2"/></text:span></text:span><text:span text:style-name="Source_20_Text"><text:span text:style-name="T85">]</text:span></text:span></text:p>
      <text:p text:style-name="P13"><text:span text:style-name="Source_20_Text"><text:span text:style-name="T85">})</text:span></text:span></text:p>
      <text:p text:style-name="P13"><text:span text:style-name="Source_20_Text"><text:span text:style-name="T85">export class HomeRoutingModule { } <text:s/></text:span></text:span></text:p>
      <text:p text:style-name="P6"><text:span text:style-name="T86">Se crean dos arrays relacionados. EL principal, </text:span><text:span text:style-name="Source_20_Text"><text:span text:style-name="T85">routes</text:span></text:span><text:span text:style-name="T86">, contendrá las </text:span><text:span text:style-name="Strong_20_Emphasis"><text:span text:style-name="T90">rutas pareadas con sus componentes</text:span></text:span><text:span text:style-name="T86"> respectivos. <text:line-break/>Los cuales también se exportan directamente en la variable </text:span><text:span text:style-name="Source_20_Text"><text:span text:style-name="T85">routableComponents</text:span></text:span><text:span text:style-name="T86">. Esto se hace por comodidad. Para no tener que volver a importarlos en la declaración del módulo padre, que quedará así:</text:span></text:p>
      <text:p text:style-name="P12"><text:span text:style-name="Source_20_Text"><text:span text:style-name="T85">import { NgModule } from '@angular/core'; <text:s/></text:span></text:span></text:p>
      <text:p text:style-name="P13"><text:span text:style-name="Source_20_Text"><text:span text:style-name="T85">import { CommonModule } from '@angular/common'; <text:s/></text:span></text:span></text:p>
      <text:p text:style-name="P13"><text:span text:style-name="Source_20_Text"><text:span text:style-name="T85">/** Importación de las rutas y sus componentes */</text:span></text:span></text:p>
      <text:p text:style-name="P13"><text:span text:style-name="Source_20_Text"><text:span text:style-name="T85">import { HomeRoutingModule, routableComponents } from './home-routing.module'; <text:s/></text:span></text:span></text:p>
      <text:p text:style-name="P13"><text:span text:style-name="Source_20_Text"><text:span text:style-name="T85">@NgModule({</text:span></text:span></text:p>
      <text:p text:style-name="P13"><text:span text:style-name="Source_20_Text"><text:span text:style-name="T94"><text:s text:c="2"/></text:span></text:span><text:span text:style-name="Source_20_Text"><text:span text:style-name="T85">imports: [</text:span></text:span></text:p>
      <text:p text:style-name="P13"><text:span text:style-name="Source_20_Text"><text:span text:style-name="T94"><text:s text:c="4"/></text:span></text:span><text:span text:style-name="Source_20_Text"><text:span text:style-name="T85">CommonModule,</text:span></text:span></text:p>
      <text:p text:style-name="P13"><text:span text:style-name="Source_20_Text"><text:span text:style-name="T94"><text:s text:c="4"/></text:span></text:span><text:span text:style-name="Source_20_Text"><text:span text:style-name="T85">HomeRoutingModule // el módulo que sabe enrutar</text:span></text:span></text:p>
      <text:p text:style-name="P13"><text:span text:style-name="Source_20_Text"><text:span text:style-name="T94"><text:s text:c="2"/></text:span></text:span><text:span text:style-name="Source_20_Text"><text:span text:style-name="T85">],</text:span></text:span></text:p>
      <text:p text:style-name="P13"><text:span text:style-name="Source_20_Text"><text:span text:style-name="T94"><text:s text:c="2"/></text:span></text:span><text:span text:style-name="Source_20_Text"><text:span text:style-name="T85">declarations: [</text:span></text:span></text:p>
      <text:p text:style-name="P13"><text:span text:style-name="Source_20_Text"><text:span text:style-name="T94"><text:s text:c="4"/></text:span></text:span><text:span text:style-name="Source_20_Text"><text:span text:style-name="T85">routableComponents // los componentes de enrutado</text:span></text:span></text:p>
      <text:p text:style-name="P13"><text:span text:style-name="Source_20_Text"><text:span text:style-name="T94"><text:s text:c="2"/></text:span></text:span><text:span text:style-name="Source_20_Text"><text:span text:style-name="T85">]</text:span></text:span></text:p>
      <text:p text:style-name="P13"><text:span text:style-name="Source_20_Text"><text:span text:style-name="T85">})</text:span></text:span></text:p>
      <text:p text:style-name="P13"><text:span text:style-name="Source_20_Text"><text:span text:style-name="T85">export class HomeModule { } <text:s/></text:span></text:span></text:p>
      <text:h text:style-name="P15" text:outline-level="3"><text:bookmark text:name="cargadecomponentessegnlaruta"/>Carga de componentes según la ruta</text:h>
      <text:p text:style-name="P3"><text:span text:style-name="T88">Todo este trabajo de configuración se materializa en las </text:span><text:span text:style-name="Strong_20_Emphasis"><text:span text:style-name="T91">vistas</text:span></text:span><text:span text:style-name="T88">. Necesitaremos un lugar dónde inyectar el </text:span><text:span text:style-name="Strong_20_Emphasis"><text:span text:style-name="T91">componente de turno asociado a la ruta</text:span></text:span><text:span text:style-name="T88"> actual. Presentamos el </text:span><text:span text:style-name="Source_20_Text"><text:span text:style-name="T87">router-outlet</text:span></text:span><text:span text:style-name="T88">. Y para que la aplicación pueda llevarnos de un lugar a otro usaremos la directiva </text:span><text:span text:style-name="Source_20_Text"><text:span text:style-name="T87">routerLink</text:span></text:span><text:span text:style-name="T88">.</text:span></text:p>
      <text:p text:style-name="P3"><text:span text:style-name="T88">De forma que la plantilla raíz </text:span><text:span text:style-name="Source_20_Text"><text:span text:style-name="T87">app.component.html</text:span></text:span><text:span text:style-name="T88"> quedará normalmente así:</text:span></text:p>
      <text:p text:style-name="P3"><text:soft-page-break/><text:span text:style-name="Source_20_Text"><text:span text:style-name="T87">&lt;!--menú de navegación, sin href--&gt; <text:s/></text:span></text:span></text:p>
      <text:p text:style-name="P3"><text:span text:style-name="Source_20_Text"><text:span text:style-name="T87">&lt;nav&gt; <text:s/></text:span></text:span></text:p>
      <text:p text:style-name="P3"><text:span text:style-name="Source_20_Text"><text:span text:style-name="T97"><text:s text:c="2"/></text:span></text:span><text:span text:style-name="Source_20_Text"><text:span text:style-name="T87">&lt;a [routerLink]="['/']"&gt;Inicio&lt;/a&gt;</text:span></text:span></text:p>
      <text:p text:style-name="P3"><text:span text:style-name="Source_20_Text"><text:span text:style-name="T97"><text:s text:c="2"/></text:span></text:span><text:span text:style-name="Source_20_Text"><text:span text:style-name="T87">&lt;a [routerLink]="['/login']"&gt;Log In&lt;/a&gt;</text:span></text:span></text:p>
      <text:p text:style-name="P3"><text:span text:style-name="Source_20_Text"><text:span text:style-name="T97"><text:s text:c="2"/></text:span></text:span><text:span text:style-name="Source_20_Text"><text:span text:style-name="T87">&lt;a [routerLink]="['/contacto']"&gt;Contacto&lt;/a&gt;</text:span></text:span></text:p>
      <text:p text:style-name="P3"><text:span text:style-name="Source_20_Text"><text:span text:style-name="T87">&lt;/nav&gt; <text:s/></text:span></text:span></text:p>
      <text:p text:style-name="P3"><text:span text:style-name="Source_20_Text"><text:span text:style-name="T87">&lt;!--Este componente nativo hace que el enrutador cargue una página dinámicamente--&gt; <text:s/></text:span></text:span></text:p>
      <text:p text:style-name="P3"><text:span text:style-name="Source_20_Text"><text:span text:style-name="T87">&lt;router-outlet&gt;&lt;/router-outlet&gt; </text:span></text:span><text:span text:style-name="Source_20_Text"><text:span text:style-name="T31"><text:s/></text:span></text:span></text:p>
      <text:h text:style-name="P9" text:outline-level="2"><text:bookmark text:name="rutashijasyconparmetros"/>Rutas hijas y con parámetros</text:h>
      <text:p text:style-name="P1">De poco vale un enrutador que sólo atienda a los casos sencillos. Las aplicaciones profesionales plantean mayores retos.</text:p>
      <text:h text:style-name="P15" text:outline-level="3"><text:bookmark text:name="rutashijas"/>Rutas hijas</text:h>
      <text:p text:style-name="Standard"><text:span text:style-name="T86">Un ejemplo son las </text:span><text:span text:style-name="Strong_20_Emphasis"><text:span text:style-name="T90">rutas anidadas</text:span></text:span><text:span text:style-name="T86">, aquí llamadas rutas hijas. Son aquellas en las que una parte de la visualización es común y otra depende de la ruta concreta.</text:span></text:p>
      <text:p text:style-name="Standard"><text:span text:style-name="T86">Veamos un ejemplo dónde se pretende dar de alta y mostrar una lista de elementos. La base de cualquier </text:span><text:span text:style-name="Emphasis"><text:span text:style-name="T95">CRUD</text:span></text:span><text:span text:style-name="T86">. Así quedaría el fichero </text:span><text:span text:style-name="Source_20_Text"><text:span text:style-name="T85">movimientos-routing.module.ts</text:span></text:span><text:span text:style-name="T86">.</text:span></text:p>
      <text:p text:style-name="Standard"><text:span text:style-name="Source_20_Text"><text:span text:style-name="T85">/** Importación de los componentes enrutables */</text:span></text:span></text:p>
      <text:p text:style-name="Standard"><text:span text:style-name="Source_20_Text"><text:span text:style-name="T85">import { MovimientosComponent } from './movimientos.component'; <text:s/></text:span></text:span></text:p>
      <text:p text:style-name="Standard"><text:span text:style-name="Source_20_Text"><text:span text:style-name="T85">import { ListaComponent } from './lista/lista.component'; <text:s/></text:span></text:span></text:p>
      <text:p text:style-name="Standard"><text:span text:style-name="Source_20_Text"><text:span text:style-name="T85">import { NuevoComponent } from './nuevo/nuevo.component';</text:span></text:span></text:p>
      <text:p text:style-name="Standard"/>
      <text:p text:style-name="Standard"><text:span text:style-name="Source_20_Text"><text:span text:style-name="T85">const routes: Routes = [ <text:s/></text:span></text:span></text:p>
      <text:p text:style-name="Standard"><text:span text:style-name="Source_20_Text"><text:span text:style-name="T94"><text:s text:c="2"/></text:span></text:span><text:span text:style-name="Source_20_Text"><text:span text:style-name="T85">{</text:span></text:span></text:p>
      <text:p text:style-name="Standard"><text:span text:style-name="Source_20_Text"><text:span text:style-name="T94"><text:s text:c="4"/></text:span></text:span><text:span text:style-name="Source_20_Text"><text:span text:style-name="T85">path: 'movimientos',</text:span></text:span></text:p>
      <text:p text:style-name="Standard"><text:span text:style-name="Source_20_Text"><text:span text:style-name="T94"><text:s text:c="4"/></text:span></text:span><text:span text:style-name="Source_20_Text"><text:span text:style-name="T85">component: MovimientosComponent,</text:span></text:span></text:p>
      <text:p text:style-name="Standard"><text:span text:style-name="Source_20_Text"><text:span text:style-name="T94"><text:s text:c="4"/></text:span></text:span><text:span text:style-name="Source_20_Text"><text:span text:style-name="T85">children: [ // rutas hijas, se verán dentro del componente padre</text:span></text:span></text:p>
      <text:p text:style-name="Standard"><text:span text:style-name="Source_20_Text"><text:span text:style-name="T94"><text:s text:c="6"/></text:span></text:span><text:span text:style-name="Source_20_Text"><text:span text:style-name="T85">{</text:span></text:span></text:p>
      <text:p text:style-name="Standard"><text:span text:style-name="Source_20_Text"><text:span text:style-name="T94"><text:s text:c="8"/></text:span></text:span><text:span text:style-name="Source_20_Text"><text:span text:style-name="T85">path: 'nuevo', // la ruta real es movimientos/nuevo</text:span></text:span></text:p>
      <text:p text:style-name="Standard"><text:span text:style-name="Source_20_Text"><text:span text:style-name="T94"><text:s text:c="8"/></text:span></text:span><text:span text:style-name="Source_20_Text"><text:span text:style-name="T85">component: NuevoComponent</text:span></text:span></text:p>
      <text:p text:style-name="Standard"><text:span text:style-name="Source_20_Text"><text:span text:style-name="T94"><text:s text:c="6"/></text:span></text:span><text:span text:style-name="Source_20_Text"><text:span text:style-name="T85">},</text:span></text:span></text:p>
      <text:p text:style-name="Standard"><text:span text:style-name="Source_20_Text"><text:span text:style-name="T94"><text:s text:c="6"/></text:span></text:span><text:span text:style-name="Source_20_Text"><text:span text:style-name="T85">{</text:span></text:span></text:p>
      <text:p text:style-name="Standard"><text:span text:style-name="Source_20_Text"><text:span text:style-name="T94"><text:s text:c="8"/></text:span></text:span><text:span text:style-name="Source_20_Text"><text:span text:style-name="T85">path: 'lista',</text:span></text:span></text:p>
      <text:p text:style-name="Standard"><text:span text:style-name="Source_20_Text"><text:span text:style-name="T94"><text:s text:c="8"/></text:span></text:span><text:span text:style-name="Source_20_Text"><text:span text:style-name="T85">component: ListaComponent</text:span></text:span></text:p>
      <text:p text:style-name="Standard"><text:span text:style-name="Source_20_Text"><text:span text:style-name="T94"><text:s text:c="6"/></text:span></text:span><text:span text:style-name="Source_20_Text"><text:span text:style-name="T85">}</text:span></text:span></text:p>
      <text:p text:style-name="Standard"><text:span text:style-name="Source_20_Text"><text:span text:style-name="T94"><text:s text:c="4"/></text:span></text:span><text:span text:style-name="Source_20_Text"><text:span text:style-name="T85">]</text:span></text:span></text:p>
      <text:p text:style-name="Standard"><text:span text:style-name="Source_20_Text"><text:span text:style-name="T94"><text:s text:c="2"/></text:span></text:span><text:span text:style-name="Source_20_Text"><text:span text:style-name="T85">}</text:span></text:span></text:p>
      <text:p text:style-name="Standard"><text:span text:style-name="Source_20_Text"><text:span text:style-name="T85">];</text:span></text:span></text:p>
      <text:p text:style-name="Standard"><text:span text:style-name="Source_20_Text"><text:span text:style-name="T85">export const routableComponents = [ <text:s/></text:span></text:span></text:p>
      <text:p text:style-name="Standard"><text:soft-page-break/><text:span text:style-name="Source_20_Text"><text:span text:style-name="T94"><text:s text:c="2"/></text:span></text:span><text:span text:style-name="Source_20_Text"><text:span text:style-name="T85">NuevoComponent,</text:span></text:span></text:p>
      <text:p text:style-name="Standard"><text:span text:style-name="Source_20_Text"><text:span text:style-name="T94"><text:s text:c="2"/></text:span></text:span><text:span text:style-name="Source_20_Text"><text:span text:style-name="T85">ListaComponent,</text:span></text:span></text:p>
      <text:p text:style-name="Standard"><text:span text:style-name="Source_20_Text"><text:span text:style-name="T94"><text:s text:c="2"/></text:span></text:span><text:span text:style-name="Source_20_Text"><text:span text:style-name="T85">MovimientosComponent</text:span></text:span></text:p>
      <text:p text:style-name="Standard"><text:span text:style-name="Source_20_Text"><text:span text:style-name="T85">]</text:span></text:span></text:p>
      <text:p text:style-name="Standard"><text:span text:style-name="T86">Este mini-módulo es muy denso. Contrasta con la simplicidad del </text:span><text:span text:style-name="Source_20_Text"><text:span text:style-name="T85">movimientos.module.ts</text:span></text:span><text:span text:style-name="T86"> que reduce su responsabilidad. Sólo tiene que importar los módulos adecuados.</text:span></text:p>
      <text:p text:style-name="Standard"><text:span text:style-name="Source_20_Text"><text:span text:style-name="T85">import { FormsModule } from '@angular/forms'; <text:s/></text:span></text:span></text:p>
      <text:p text:style-name="Standard"><text:span text:style-name="Source_20_Text"><text:span text:style-name="T85">import { NgModule } from '@angular/core'; <text:s/></text:span></text:span></text:p>
      <text:p text:style-name="Standard"><text:span text:style-name="Source_20_Text"><text:span text:style-name="T85">import { CommonModule } from '@angular/common'; <text:s/></text:span></text:span></text:p>
      <text:p text:style-name="Standard"><text:span text:style-name="Source_20_Text"><text:span text:style-name="T85">/** Módulo de enrutado y componentes */</text:span></text:span></text:p>
      <text:p text:style-name="Standard"><text:span text:style-name="Source_20_Text"><text:span text:style-name="T85">import { MovimientosRoutingModule, routableComponents } from './movimientos-routing.module';</text:span></text:span></text:p>
      <text:p text:style-name="Standard"/>
      <text:p text:style-name="Standard"><text:span text:style-name="Source_20_Text"><text:span text:style-name="T85">@NgModule({</text:span></text:span></text:p>
      <text:p text:style-name="Standard"><text:span text:style-name="Source_20_Text"><text:span text:style-name="T94"><text:s text:c="2"/></text:span></text:span><text:span text:style-name="Source_20_Text"><text:span text:style-name="T85">imports: [</text:span></text:span></text:p>
      <text:p text:style-name="Standard"><text:span text:style-name="Source_20_Text"><text:span text:style-name="T94"><text:s text:c="4"/></text:span></text:span><text:span text:style-name="Source_20_Text"><text:span text:style-name="T85">CommonModule,</text:span></text:span></text:p>
      <text:p text:style-name="Standard"><text:span text:style-name="Source_20_Text"><text:span text:style-name="T94"><text:s text:c="4"/></text:span></text:span><text:span text:style-name="Source_20_Text"><text:span text:style-name="T85">FormsModule,</text:span></text:span></text:p>
      <text:p text:style-name="Standard"><text:span text:style-name="Source_20_Text"><text:span text:style-name="T94"><text:s text:c="4"/></text:span></text:span><text:span text:style-name="Source_20_Text"><text:span text:style-name="T85">MovimientosRoutingModule</text:span></text:span></text:p>
      <text:p text:style-name="Standard"><text:span text:style-name="Source_20_Text"><text:span text:style-name="T94"><text:s text:c="2"/></text:span></text:span><text:span text:style-name="Source_20_Text"><text:span text:style-name="T85">], // dependencias de otros módulos, especialmente el de enrutado</text:span></text:span></text:p>
      <text:p text:style-name="Standard"><text:span text:style-name="Source_20_Text"><text:span text:style-name="T94"><text:s text:c="2"/></text:span></text:span><text:span text:style-name="Source_20_Text"><text:span text:style-name="T85">declarations: [</text:span></text:span></text:p>
      <text:p text:style-name="Standard"><text:span text:style-name="Source_20_Text"><text:span text:style-name="T94"><text:s text:c="4"/></text:span></text:span><text:span text:style-name="Source_20_Text"><text:span text:style-name="T85">routableComponents</text:span></text:span></text:p>
      <text:p text:style-name="Standard"><text:span text:style-name="Source_20_Text"><text:span text:style-name="T94"><text:s text:c="2"/></text:span></text:span><text:span text:style-name="Source_20_Text"><text:span text:style-name="T85">], // Los componentes vienen del fichero movimientos-routing.module.ts</text:span></text:span></text:p>
      <text:p text:style-name="Standard"><text:span text:style-name="Source_20_Text"><text:span text:style-name="T94"><text:s text:c="2"/></text:span></text:span><text:span text:style-name="Source_20_Text"><text:span text:style-name="T85">exports: [</text:span></text:span></text:p>
      <text:p text:style-name="Standard"/>
      <text:p text:style-name="Standard"><text:span text:style-name="Source_20_Text"><text:span text:style-name="T94"><text:s text:c="2"/></text:span></text:span><text:span text:style-name="Source_20_Text"><text:span text:style-name="T85">], // no necesita exportar nada</text:span></text:span></text:p>
      <text:p text:style-name="Standard"><text:span text:style-name="Source_20_Text"><text:span text:style-name="T85">})</text:span></text:span></text:p>
      <text:p text:style-name="Standard"><text:span text:style-name="T86">Vemos que la idea es que los ficheros de definición de módulos funcionales </text:span><text:span text:style-name="Strong_20_Emphasis"><text:span text:style-name="T90">deleguen toda la lógica</text:span></text:span><text:span text:style-name="T86"> posible a su propio módulo de enrutado.</text:span></text:p>
      <text:p text:style-name="Standard"><text:span text:style-name="T86">Mientras tanto en la vista... Habíamos dejado la </text:span><text:span text:style-name="Emphasis"><text:span text:style-name="T95">template</text:span></text:span><text:span text:style-name="T86"> del componente raíz con un </text:span><text:span text:style-name="Source_20_Text"><text:span text:style-name="T85">router-outlet</text:span></text:span><text:span text:style-name="T86">. Será ahí dónde se cargue el </text:span><text:span text:style-name="Source_20_Text"><text:span text:style-name="T85">MovimientosComponent</text:span></text:span><text:span text:style-name="T86"> cuando se active la ruta </text:span><text:span text:style-name="Emphasis"><text:span text:style-name="T95">'/movimientos'</text:span></text:span><text:span text:style-name="T86">. Pero, ¿y las rutas hijas?, ¿qué se carga y dónde se carga cuando se activa la ruta </text:span><text:span text:style-name="Emphasis"><text:span text:style-name="T95">'/movimientos/nuevo'</text:span></text:span><text:span text:style-name="T86"> o la ruta </text:span><text:span text:style-name="Emphasis"><text:span text:style-name="T95">'/movimientos/lista'</text:span></text:span><text:span text:style-name="T86"> ?.</text:span></text:p>
      <text:p text:style-name="Standard"><text:span text:style-name="T86">Echemos un vistazo a </text:span><text:span text:style-name="Source_20_Text"><text:span text:style-name="T85">movimientos.component.html</text:span></text:span><text:span text:style-name="T86"> para comprobar que dispone de su propio </text:span><text:span text:style-name="Source_20_Text"><text:span text:style-name="T85">router-outlet</text:span></text:span><text:span text:style-name="T86">.</text:span></text:p>
      <text:p text:style-name="Standard"><text:span text:style-name="Source_20_Text"><text:span text:style-name="T85">&lt;nav&gt; <text:s/></text:span></text:span></text:p>
      <text:p text:style-name="Standard"><text:span text:style-name="Source_20_Text"><text:span text:style-name="T94"><text:s text:c="3"/></text:span></text:span><text:span text:style-name="Source_20_Text"><text:span text:style-name="T85">&lt;a routerLink="/movimientos/nuevo" &gt;Nuevo Movimiento&lt;/a&gt;</text:span></text:span></text:p>
      <text:p text:style-name="Standard"><text:span text:style-name="Source_20_Text"><text:span text:style-name="T94"><text:s text:c="3"/></text:span></text:span><text:span text:style-name="Source_20_Text"><text:span text:style-name="T85">&lt;a routerLink="/movimientos/lista" &gt;Lista de Movimientos&lt;/a&gt;</text:span></text:span></text:p>
      <text:p text:style-name="Standard"><text:span text:style-name="Source_20_Text"><text:span text:style-name="T85">&lt;/nav&gt; <text:s/></text:span></text:span></text:p>
      <text:p text:style-name="Standard"><text:span text:style-name="Source_20_Text"><text:span text:style-name="T85">&lt;router-outlet&gt;&lt;/router-outlet&gt; <text:s/></text:span></text:span></text:p>
      <text:p text:style-name="Standard"><text:span text:style-name="T86">Será en este elemento donde se inyecten los componentes asociados a las rutas hijas. </text:span><text:soft-page-break/><text:span text:style-name="T86">Este </text:span><text:span text:style-name="Emphasis"><text:span text:style-name="T95">anidamiento</text:span></text:span><text:span text:style-name="T86"> permite hacer aplicaciones modulares y acceder a vistas específicas con rutas específicas.</text:span></text:p>
      <text:h text:style-name="P15" text:outline-level="3"><text:bookmark text:name="rutasconparmetros"/>Rutas con parámetros</text:h>
      <text:p text:style-name="P5"><text:span text:style-name="T7">Hasta ahora usé rutas fijas para navegar. Lo más normal es que estas </text:span><text:span text:style-name="Strong_20_Emphasis"><text:span text:style-name="T8">plantillas contengan segmentos variables</text:span></text:span><text:span text:style-name="T7"> llamados parámetros. Para incorporar parámetros a tu esquema de rutas tienes que actuar en tres fases:</text:span></text:p>
      <text:h text:style-name="P16" text:outline-level="4"><text:bookmark text:name="1definirlaparteparamtricadelaplantillageneradoraderutas"/>1- Definir la parte paramétrica de la plantilla generadora de rutas</text:h>
      <text:p text:style-name="P3"><text:span text:style-name="T86">El </text:span><text:span text:style-name="Emphasis"><text:span text:style-name="T95">path</text:span></text:span><text:span text:style-name="T86"> del objeto ruta se convierte en una plantilla que admite distintos valores. Así queda ahora el módulo enrutador de movimientos:</text:span></text:p>
      <text:p text:style-name="P3"><text:span text:style-name="Source_20_Text"><text:span text:style-name="T85">const routes: Routes = [ <text:s/></text:span></text:span></text:p>
      <text:p text:style-name="P3"><text:span text:style-name="Source_20_Text"><text:span text:style-name="T94"><text:s text:c="2"/></text:span></text:span><text:span text:style-name="Source_20_Text"><text:span text:style-name="T85">{</text:span></text:span></text:p>
      <text:p text:style-name="P3"><text:span text:style-name="Source_20_Text"><text:span text:style-name="T94"><text:s text:c="4"/></text:span></text:span><text:span text:style-name="Source_20_Text"><text:span text:style-name="T85">path: 'movimientos',</text:span></text:span></text:p>
      <text:p text:style-name="P3"><text:span text:style-name="Source_20_Text"><text:span text:style-name="T94"><text:s text:c="4"/></text:span></text:span><text:span text:style-name="Source_20_Text"><text:span text:style-name="T85">component: MovimientosComponent,</text:span></text:span></text:p>
      <text:p text:style-name="P3"><text:span text:style-name="Source_20_Text"><text:span text:style-name="T94"><text:s text:c="4"/></text:span></text:span><text:span text:style-name="Source_20_Text"><text:span text:style-name="T85">children: [ // rutas hijas, se verán dentro del componente padre</text:span></text:span></text:p>
      <text:p text:style-name="P3"><text:span text:style-name="Source_20_Text"><text:span text:style-name="T94"><text:s text:c="6"/></text:span></text:span><text:span text:style-name="Source_20_Text"><text:span text:style-name="T85">{</text:span></text:span></text:p>
      <text:p text:style-name="P3"><text:span text:style-name="Source_20_Text"><text:span text:style-name="T94"><text:s text:c="8"/></text:span></text:span><text:span text:style-name="Source_20_Text"><text:span text:style-name="T85">path: 'nuevo', // la ruta real es movimientos/nuevo</text:span></text:span></text:p>
      <text:p text:style-name="P3"><text:span text:style-name="Source_20_Text"><text:span text:style-name="T94"><text:s text:c="8"/></text:span></text:span><text:span text:style-name="Source_20_Text"><text:span text:style-name="T85">component: NuevoComponent</text:span></text:span></text:p>
      <text:p text:style-name="P3"><text:span text:style-name="Source_20_Text"><text:span text:style-name="T94"><text:s text:c="6"/></text:span></text:span><text:span text:style-name="Source_20_Text"><text:span text:style-name="T85">},</text:span></text:span></text:p>
      <text:p text:style-name="P3"><text:span text:style-name="Source_20_Text"><text:span text:style-name="T94"><text:s text:c="6"/></text:span></text:span><text:span text:style-name="Source_20_Text"><text:span text:style-name="T85">{</text:span></text:span></text:p>
      <text:p text:style-name="P3"><text:span text:style-name="Source_20_Text"><text:span text:style-name="T94"><text:s text:c="8"/></text:span></text:span><text:span text:style-name="Source_20_Text"><text:span text:style-name="T85">path: 'lista',</text:span></text:span></text:p>
      <text:p text:style-name="P3"><text:span text:style-name="Source_20_Text"><text:span text:style-name="T94"><text:s text:c="8"/></text:span></text:span><text:span text:style-name="Source_20_Text"><text:span text:style-name="T85">component: ListaComponent</text:span></text:span></text:p>
      <text:p text:style-name="P3"><text:span text:style-name="Source_20_Text"><text:span text:style-name="T94"><text:s text:c="6"/></text:span></text:span><text:span text:style-name="Source_20_Text"><text:span text:style-name="T85">}</text:span></text:span></text:p>
      <text:p text:style-name="P3"><text:span text:style-name="Source_20_Text"><text:span text:style-name="T94"><text:s text:c="4"/></text:span></text:span><text:span text:style-name="Source_20_Text"><text:span text:style-name="T85">]</text:span></text:span></text:p>
      <text:p text:style-name="P3"><text:span text:style-name="Source_20_Text"><text:span text:style-name="T94"><text:s text:c="2"/></text:span></text:span><text:span text:style-name="Source_20_Text"><text:span text:style-name="T85">},</text:span></text:span></text:p>
      <text:p text:style-name="P3"><text:span text:style-name="Source_20_Text"><text:span text:style-name="T94"><text:s text:c="2"/></text:span></text:span><text:span text:style-name="Source_20_Text"><text:span text:style-name="T85">{</text:span></text:span></text:p>
      <text:p text:style-name="P3"><text:span text:style-name="Source_20_Text"><text:span text:style-name="T94"><text:s text:c="4"/></text:span></text:span><text:span text:style-name="Source_20_Text"><text:span text:style-name="T85">path: 'movimientos/:id', // parámetro variable id <text:s text:c="3"/></text:span></text:span></text:p>
      <text:p text:style-name="P3"><text:span text:style-name="Source_20_Text"><text:span text:style-name="T94"><text:s text:c="4"/></text:span></text:span><text:span text:style-name="Source_20_Text"><text:span text:style-name="T85">component: EditorComponent</text:span></text:span></text:p>
      <text:p text:style-name="P3"><text:span text:style-name="Source_20_Text"><text:span text:style-name="T94"><text:s text:c="2"/></text:span></text:span><text:span text:style-name="Source_20_Text"><text:span text:style-name="T85">}</text:span></text:span></text:p>
      <text:p text:style-name="P3"><text:span text:style-name="Source_20_Text"><text:span text:style-name="T85">];</text:span></text:span></text:p>
      <text:p text:style-name="P3"><text:span text:style-name="T86">Los parámetros se prefijan con </text:span><text:span text:style-name="Source_20_Text"><text:span text:style-name="T85">:</text:span></text:span><text:span text:style-name="T86"> y en cada ruta se pueden usar tantos como sea necesario.</text:span></text:p>
      <text:p text:style-name="P3"><text:span text:style-name="T86">Obsérvese que en este caso la ruta 'movimientos/:id' es hermana, no hija, de la primera. Por tanto se mostrará en el </text:span><text:span text:style-name="Source_20_Text"><text:span text:style-name="T85">router-outlet</text:span></text:span><text:span text:style-name="T86"> del componente raíz. Se ha hecho así para mostrar distintas maneras de trabajar en el 'router'.</text:span></text:p>
      <text:h text:style-name="P16" text:outline-level="4"><text:bookmark text:name="2montarlosenlacesasignandovaloresalosparmetros"/>2- Montar los enlaces asignando valores a los parámetros</text:h>
      <text:p text:style-name="P3"><text:span text:style-name="T86">Esto se puede hacer en las plantillas HTML o en por código. Siempre usando el </text:span><text:span text:style-name="Strong_20_Emphasis"><text:span text:style-name="T90">array de </text:span></text:span><text:span text:style-name="Strong_20_Emphasis"><text:span text:style-name="Source_20_Text"><text:span text:style-name="T85">routerLink</text:span></text:span></text:span><text:span text:style-name="T86"> sin necesidad de concatenar cadenas para para montar rutas. Este array en su segunda posición llevará un objeto que represente los valores de los parámetros.</text:span></text:p>
      <text:p text:style-name="P3">En un caso de navegación por código sencillo tendrá esta pinta:</text:p>
      <text:p text:style-name="P3"><text:soft-page-break/><text:span text:style-name="Source_20_Text"><text:span text:style-name="T94"><text:s text:c="2"/></text:span></text:span><text:span text:style-name="Source_20_Text"><text:span text:style-name="T85">// para ir a la ruta /movimientos/42</text:span></text:span></text:p>
      <text:p text:style-name="P3"><text:span text:style-name="Source_20_Text"><text:span text:style-name="T94"><text:s text:c="2"/></text:span></text:span><text:span text:style-name="Source_20_Text"><text:span text:style-name="T85">this.router.navigate(['movimientos', 42])</text:span></text:span></text:p>
      <text:p text:style-name="P3"><text:span text:style-name="T86">Usando desde la vista en igual de sencillo con la directiva </text:span><text:span text:style-name="Source_20_Text"><text:span text:style-name="T85">routerLink</text:span></text:span><text:span text:style-name="T86">, como en este ejemplo HTML:</text:span></text:p>
      <text:p text:style-name="P11"><text:span text:style-name="Source_20_Text"><text:span text:style-name="T31">&lt;</text:span></text:span><text:span text:style-name="Source_20_Text"><text:span text:style-name="T43">a</text:span></text:span><text:span text:style-name="Source_20_Text"><text:span text:style-name="T31"> [</text:span></text:span><text:span text:style-name="Source_20_Text"><text:span text:style-name="T43">routerLink</text:span></text:span><text:span text:style-name="Source_20_Text"><text:span text:style-name="T31">]=</text:span></text:span><text:span text:style-name="Source_20_Text"><text:span text:style-name="T67">"['/movimientos', 42 ]"</text:span></text:span><text:span text:style-name="Source_20_Text"><text:span text:style-name="T31">&gt;42&lt;/</text:span></text:span><text:span text:style-name="Source_20_Text"><text:span text:style-name="T43">a</text:span></text:span><text:span text:style-name="Source_20_Text"><text:span text:style-name="T31">&gt; <text:s/></text:span></text:span></text:p>
      <text:h text:style-name="P16" text:outline-level="4"><text:bookmark text:name="3recuperarlosvaloresdelosparmetrosapartirdelasrutas"/>3- Recuperar los valores de los parámetros a partir de las rutas</text:h>
      <text:p text:style-name="P3"><text:span text:style-name="T88">La novedad más llamativa es la presencia de </text:span><text:span text:style-name="Source_20_Text"><text:span text:style-name="T87">OnInit</text:span></text:span><text:span text:style-name="T88">. Es un </text:span><text:span text:style-name="Emphasis"><text:span text:style-name="T96">hook</text:span></text:span><text:span text:style-name="T88">, o evento de la vida de un componente. Este evento se ejecuta al iniciarse el componente pero cuando ya la ruta se ha resuelto completamente. <text:line-break/>En ese momento puedes usar </text:span><text:span text:style-name="Source_20_Text"><text:span text:style-name="T87">ActivatedRoute</text:span></text:span><text:span text:style-name="T88">, un servicio que entre otras cosas te dará acceso a un </text:span><text:span text:style-name="Emphasis"><text:span text:style-name="T96">observable</text:span></text:span><text:span text:style-name="T88"> que emite los valores actuales de los parámetros. <text:line-break/>Por ejemplo, esto sería el código del componente </text:span><text:span text:style-name="Source_20_Text"><text:span text:style-name="T87">editor.component.ts</text:span></text:span><text:span text:style-name="T88"> que se activa con rutas como </text:span><text:span text:style-name="Emphasis"><text:span text:style-name="T96">'/movimientos/42'</text:span></text:span></text:p>
      <text:p text:style-name="P3"><text:span text:style-name="Source_20_Text"><text:span text:style-name="T87">import { Component, OnInit } from '@angular/core'; <text:s/></text:span></text:span></text:p>
      <text:p text:style-name="P3"><text:span text:style-name="Source_20_Text"><text:span text:style-name="T87">/** Servicio para acceder a la ruta activa */</text:span></text:span></text:p>
      <text:p text:style-name="P3"><text:span text:style-name="Source_20_Text"><text:span text:style-name="T87">import { ActivatedRoute } from '@angular/router'; <text:s/></text:span></text:span></text:p>
      <text:p text:style-name="P3"><text:span text:style-name="Source_20_Text"><text:span text:style-name="T87">import { DatosService } from './../datos.service'; <text:s/></text:span></text:span></text:p>
      <text:p text:style-name="P3"><text:span text:style-name="Source_20_Text"><text:span text:style-name="T87">@Component({</text:span></text:span></text:p>
      <text:p text:style-name="P3"><text:span text:style-name="Source_20_Text"><text:span text:style-name="T97"><text:s text:c="2"/></text:span></text:span><text:span text:style-name="Source_20_Text"><text:span text:style-name="T87">selector: 'app-editor',</text:span></text:span></text:p>
      <text:p text:style-name="P3"><text:span text:style-name="Source_20_Text"><text:span text:style-name="T97"><text:s text:c="2"/></text:span></text:span><text:span text:style-name="Source_20_Text"><text:span text:style-name="T87">templateUrl: './editor.component.html',</text:span></text:span></text:p>
      <text:p text:style-name="P3"><text:span text:style-name="Source_20_Text"><text:span text:style-name="T97"><text:s text:c="2"/></text:span></text:span><text:span text:style-name="Source_20_Text"><text:span text:style-name="T87">styleUrls: ['./editor.component.css']</text:span></text:span></text:p>
      <text:p text:style-name="P3"><text:span text:style-name="Source_20_Text"><text:span text:style-name="T87">})</text:span></text:span></text:p>
      <text:p text:style-name="P3"><text:span text:style-name="Source_20_Text"><text:span text:style-name="T87">export class EditorComponent implements OnInit { <text:s/></text:span></text:span></text:p>
      <text:p text:style-name="P3"><text:span text:style-name="Source_20_Text"><text:span text:style-name="T97"><text:s text:c="2"/></text:span></text:span><text:span text:style-name="Source_20_Text"><text:span text:style-name="T87">public movimiento;</text:span></text:span></text:p>
      <text:p text:style-name="P3"><text:span text:style-name="Source_20_Text"><text:span text:style-name="T97"><text:s text:c="2"/></text:span></text:span><text:span text:style-name="Source_20_Text"><text:span text:style-name="T87">constructor(</text:span></text:span></text:p>
      <text:p text:style-name="P3"><text:span text:style-name="Source_20_Text"><text:span text:style-name="T97"><text:s text:c="6"/></text:span></text:span><text:span text:style-name="Source_20_Text"><text:span text:style-name="T87">private route: ActivatedRoute, </text:span></text:span></text:p>
      <text:p text:style-name="P3"><text:span text:style-name="Source_20_Text"><text:span text:style-name="T97"><text:s text:c="6"/></text:span></text:span><text:span text:style-name="Source_20_Text"><text:span text:style-name="T87">private datosService: DatosService) { </text:span></text:span></text:p>
      <text:p text:style-name="P3"><text:span text:style-name="Source_20_Text"><text:span text:style-name="T97"><text:s text:c="6"/></text:span></text:span><text:span text:style-name="Source_20_Text"><text:span text:style-name="T87">// constructor vacío. sólo se usa para reclamar dependencias <text:s text:c="8"/></text:span></text:span></text:p>
      <text:p text:style-name="P3"><text:span text:style-name="Source_20_Text"><text:span text:style-name="T97"><text:s text:c="2"/></text:span></text:span><text:span text:style-name="Source_20_Text"><text:span text:style-name="T87">}</text:span></text:span></text:p>
      <text:p text:style-name="P3"><text:span text:style-name="Source_20_Text"><text:span text:style-name="T97"><text:s text:c="2"/></text:span></text:span><text:span text:style-name="Source_20_Text"><text:span text:style-name="T87">ngOnInit() {</text:span></text:span></text:p>
      <text:p text:style-name="P3"><text:span text:style-name="Source_20_Text"><text:span text:style-name="T97"><text:s text:c="4"/></text:span></text:span><text:span text:style-name="Source_20_Text"><text:span text:style-name="T87">// subscripción al observable params</text:span></text:span></text:p>
      <text:p text:style-name="P3"><text:span text:style-name="Source_20_Text"><text:span text:style-name="T97"><text:s text:c="4"/></text:span></text:span><text:span text:style-name="Source_20_Text"><text:span text:style-name="T87">this.route.params</text:span></text:span></text:p>
      <text:p text:style-name="P3"><text:span text:style-name="Source_20_Text"><text:span text:style-name="T97"><text:s text:c="6"/></text:span></text:span><text:span text:style-name="Source_20_Text"><text:span text:style-name="T87">.subscribe(params =&gt; {</text:span></text:span></text:p>
      <text:p text:style-name="P3"><text:span text:style-name="Source_20_Text"><text:span text:style-name="T97"><text:s text:c="8"/></text:span></text:span><text:span text:style-name="Source_20_Text"><text:span text:style-name="T87">const _id = params['id'].toString();</text:span></text:span></text:p>
      <text:p text:style-name="P3"><text:span text:style-name="Source_20_Text"><text:span text:style-name="T97"><text:s text:c="8"/></text:span></text:span><text:span text:style-name="Source_20_Text"><text:span text:style-name="T87">this.movimiento = this.datosService.getMovimientoBy_Id(_id);</text:span></text:span></text:p>
      <text:p text:style-name="P3"><text:span text:style-name="Source_20_Text"><text:span text:style-name="T97"><text:s text:c="6"/></text:span></text:span><text:span text:style-name="Source_20_Text"><text:span text:style-name="T87">});</text:span></text:span></text:p>
      <text:p text:style-name="P3"><text:span text:style-name="Source_20_Text"><text:span text:style-name="T97"><text:s text:c="2"/></text:span></text:span><text:span text:style-name="Source_20_Text"><text:span text:style-name="T87">}</text:span></text:span></text:p>
      <text:p text:style-name="P3"><text:span text:style-name="Source_20_Text"><text:span text:style-name="T87">}</text:span></text:span></text:p>
      <text:p text:style-name="P3"><text:span text:style-name="T88">Hay una estrategia opcional que emplea </text:span><text:span text:style-name="Source_20_Text"><text:span text:style-name="T87">Observables</text:span></text:span><text:span text:style-name="T88"> para mantener potenciales cambios de estado en </text:span><text:soft-page-break/><text:span text:style-name="T88">los valores de los parámetros. Si te interesa busca información sobre </text:span><text:span text:style-name="Source_20_Text"><text:span text:style-name="T87">Router</text:span></text:span><text:span text:style-name="T88"> .</text:span></text:p>
      <text:h text:style-name="P15" text:outline-level="3"><text:bookmark text:name="cargadiferida"/>Carga diferida</text:h>
      <text:p text:style-name="P3"><text:span text:style-name="T14">Esta es la funcionalidad más esperada y que sigue siendo un </text:span><text:span text:style-name="Emphasis"><text:span text:style-name="T20">work in progress</text:span></text:span><text:span text:style-name="T14">. Cuando las aplicaciones AngularJS crecen en funcionalidad producen un </text:span><text:span text:style-name="Strong_20_Emphasis"><text:span text:style-name="T17">impacto negativo en la primera vista</text:span></text:span><text:span text:style-name="T14"> de un usuario. Eso es debido a que </text:span><text:span text:style-name="Emphasis"><text:span text:style-name="T20">Angular</text:span></text:span><text:span text:style-name="T14"> necesita disponer de todo tu código para montar el armazón de dependencias. Esto es así aunque el usuario no vaya a navegar mas que por un conjunto reducido de rutas.</text:span></text:p>
      <text:p text:style-name="P3"><text:span text:style-name="T14">En aplicaciones de </text:span><text:span text:style-name="Emphasis"><text:span text:style-name="T20">intranet</text:span></text:span><text:span text:style-name="T14"> o de uso muy intensivo esto no suele ser un gran problema. Esa espera inicial de unos pocos segundos se recupera durante el uso continuado de la aplicación. Pero ciertos desarrollos realmente grandes o, sobre todo, </text:span><text:span text:style-name="Strong_20_Emphasis"><text:span text:style-name="T17">aplicaciones web públicas para usuarios ocasionales</text:span></text:span><text:span text:style-name="T14"> necesitaban un tratamiento especial.</text:span></text:p>
      <text:p text:style-name="P3"><text:span text:style-name="T14">La solución es implementar un modelo de </text:span><text:span text:style-name="Emphasis"><text:span text:style-name="T20">lazy loading</text:span></text:span><text:span text:style-name="T14"> o carga diferida. En este caso el navegador descarga el HTML y el código de la aplicación según el usuario navegue.</text:span></text:p>
      <text:p text:style-name="P3"><text:span text:style-name="T14">En </text:span><text:span text:style-name="Emphasis"><text:span text:style-name="T20">Angular2</text:span></text:span><text:span text:style-name="T14"> se incluye esta funcionalidad, pero a día de hoy aún no está disponible con </text:span><text:span text:style-name="Source_20_Text"><text:span text:style-name="T27">angular-cli</text:span></text:span><text:span text:style-name="T14">. Se puede </text:span><text:span text:style-name="Emphasis"><text:span text:style-name="T20">tunear WebPack</text:span></text:span><text:span text:style-name="T14"> a mano para conseguirlo, pero, si no hay urgencia en salir a producción, no te lo recomiendo. Es preferible esperar un poco y usar el la solución definitiva que implemente la herramienta.</text:span></text:p>
      <text:p text:style-name="P3"><text:span text:style-name="T14">En cuanto sea </text:span><text:span text:style-name="Emphasis"><text:span text:style-name="T20">usable</text:span></text:span><text:span text:style-name="T14"> actualizaré este artículo y difundiré la buena nueva a los cuatro vientos. Como sabes aún estamos esperando la primera </text:span><text:span text:style-name="Emphasis"><text:span text:style-name="T20">Release Candidate</text:span></text:span><text:span text:style-name="T14"> de </text:span><text:span text:style-name="Source_20_Text"><text:span text:style-name="T27">angular-cli</text:span></text:span><text:span text:style-name="T14"> y habrá mejoras importantes.</text:span></text:p>
      <text:p text:style-name="P3"><text:span text:style-name="T14">Mantente a la última recibiendo el </text:span><text:a xlink:type="simple" xlink:href="http://academia-binaria.us4.list-manage.com/subscribe?u=c8ad2d2e7d02c26e32ce4cded&amp;id=b67e4d2339"><text:span text:style-name="T5">boletín de noticias de Academia Binaria</text:span></text:a><text:span text:style-name="T14"> o siguiéndome en las </text:span><text:a xlink:type="simple" xlink:href="https://twitter.com/albertobasalo"><text:span text:style-name="T5">redes sociales</text:span></text:a><text:span text:style-name="T1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GBold" svg:font-family="CGBold, Muli, sans-serif"/>
    <style:font-face style:name="Consolas" svg:font-family="Consolas, 'Liberation Mono', Courier, monospace"/>
    <style:font-face style:name="Open Sans" svg:font-family="'Open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06:11:03.581001809</meta:creation-date>
    <meta:print-date>2017-08-01T06:16:28.038477070</meta:print-date>
    <dc:date>2017-08-01T21:14:47.886162157</dc:date>
    <meta:editing-duration>PT14H48M33S</meta:editing-duration>
    <meta:editing-cycles>1</meta:editing-cycles>
    <meta:document-statistic meta:table-count="0" meta:image-count="0" meta:object-count="0" meta:page-count="8" meta:paragraph-count="222" meta:word-count="1800" meta:character-count="12472" meta:non-whitespace-character-count="10426"/>
    <meta:generator>LibreOffice/4.2.8.2$Linux_X86_64 LibreOffice_project/420m0$Build-2</meta:generator>
  </office:meta>
</office:document-meta>
</file>